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Narrow" svg:font-family="'Arial Narrow'" style:font-family-generic="swiss" style:font-pitch="variable"/>
    <style:font-face style:name="ArialMT" svg:font-family="ArialMT"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iberation Mono" svg:font-family="'Liberation Mono'" style:font-family-generic="modern" style:font-pitch="fixed"/>
    <style:font-face style:name="Lucida Sans" svg:font-family="'Lucida Sans'"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a1" style:family="table">
      <style:table-properties style:width="15.753cm" fo:margin-left="0.885cm" table:align="left"/>
    </style:style>
    <style:style style:name="Tabla1.A" style:family="table-column">
      <style:table-column-properties style:column-width="2.189cm"/>
    </style:style>
    <style:style style:name="Tabla1.B" style:family="table-column">
      <style:table-column-properties style:column-width="6.999cm"/>
    </style:style>
    <style:style style:name="Tabla1.C" style:family="table-column">
      <style:table-column-properties style:column-width="3.247cm"/>
    </style:style>
    <style:style style:name="Tabla1.D" style:family="table-column">
      <style:table-column-properties style:column-width="3.318cm"/>
    </style:style>
    <style:style style:name="Tabla1.1" style:family="table-row">
      <style:table-row-properties style:min-row-height="0.6cm" style:use-optimal-row-height="false"/>
    </style:style>
    <style:style style:name="Tabla1.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1.D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1.2" style:family="table-row">
      <style:table-row-properties style:min-row-height="0.635cm" style:use-optimal-row-height="false"/>
    </style:style>
    <style:style style:name="Tabla1.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1.D2" style:family="table-cell">
      <style:table-cell-properties style:vertical-align="middle" fo:padding-left="0.009cm" fo:padding-right="0.182cm" fo:padding-top="0cm" fo:padding-bottom="0cm" fo:border-left="0.5pt solid #657cd1" fo:border-right="0.5pt solid #657cd1" fo:border-top="1.5pt solid #000001" fo:border-bottom="0.5pt solid #657cd1" style:writing-mode="lr-tb"/>
    </style:style>
    <style:style style:name="Tabla2" style:family="table">
      <style:table-properties style:width="15.801cm" fo:margin-left="0.838cm" table:align="left"/>
    </style:style>
    <style:style style:name="Tabla2.A" style:family="table-column">
      <style:table-column-properties style:column-width="2.91cm"/>
    </style:style>
    <style:style style:name="Tabla2.B" style:family="table-column">
      <style:table-column-properties style:column-width="2.886cm"/>
    </style:style>
    <style:style style:name="Tabla2.C" style:family="table-column">
      <style:table-column-properties style:column-width="2.406cm"/>
    </style:style>
    <style:style style:name="Tabla2.D" style:family="table-column">
      <style:table-column-properties style:column-width="3.896cm"/>
    </style:style>
    <style:style style:name="Tabla2.E" style:family="table-column">
      <style:table-column-properties style:column-width="1.877cm"/>
    </style:style>
    <style:style style:name="Tabla2.F" style:family="table-column">
      <style:table-column-properties style:column-width="1.826cm"/>
    </style:style>
    <style:style style:name="Tabla2.1" style:family="table-row">
      <style:table-row-properties style:min-row-height="1.341cm" style:use-optimal-row-height="false"/>
    </style:style>
    <style:style style:name="Tabla2.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2.F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2.2" style:family="table-row">
      <style:table-row-properties style:min-row-height="0.953cm" style:use-optimal-row-height="false"/>
    </style:style>
    <style:style style:name="Tabla2.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2.F2" style:family="table-cell">
      <style:table-cell-properties style:vertical-align="middle" fo:padding-left="0.009cm" fo:padding-right="0.182cm" fo:padding-top="0cm" fo:padding-bottom="0cm" fo:border-left="0.5pt solid #657cd1" fo:border-right="0.5pt solid #657cd1" fo:border-top="1.5pt solid #000001" fo:border-bottom="0.5pt solid #657cd1" style:writing-mode="lr-tb"/>
    </style:style>
    <style:style style:name="Tabla3" style:family="table">
      <style:table-properties style:width="15.852cm" fo:margin-left="0.79cm" table:align="left"/>
    </style:style>
    <style:style style:name="Tabla3.A" style:family="table-column">
      <style:table-column-properties style:column-width="2.935cm"/>
    </style:style>
    <style:style style:name="Tabla3.B" style:family="table-column">
      <style:table-column-properties style:column-width="12.917cm"/>
    </style:style>
    <style:style style:name="Tabla3.1" style:family="table-row">
      <style:table-row-properties style:min-row-height="0.988cm" style:use-optimal-row-height="false"/>
    </style:style>
    <style:style style:name="Tabla3.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3.B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3.2" style:family="table-row">
      <style:table-row-properties style:min-row-height="0.6cm" style:use-optimal-row-height="false"/>
    </style:style>
    <style:style style:name="Tabla3.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3.B2" style:family="table-cell">
      <style:table-cell-properties fo:padding-left="0.009cm" fo:padding-right="0.182cm" fo:padding-top="0cm" fo:padding-bottom="0cm" fo:border-left="0.5pt solid #657cd1" fo:border-right="0.5pt solid #657cd1" fo:border-top="1.5pt solid #000001" fo:border-bottom="0.5pt solid #657cd1" style:writing-mode="lr-tb"/>
    </style:style>
    <style:style style:name="Tabla4" style:family="table">
      <style:table-properties style:width="15.849cm" fo:margin-left="0.79cm" table:align="left"/>
    </style:style>
    <style:style style:name="Tabla4.A" style:family="table-column">
      <style:table-column-properties style:column-width="2.284cm"/>
    </style:style>
    <style:style style:name="Tabla4.B" style:family="table-column">
      <style:table-column-properties style:column-width="13.564cm"/>
    </style:style>
    <style:style style:name="Tabla4.1" style:family="table-row">
      <style:table-row-properties style:min-row-height="0.635cm" style:use-optimal-row-height="false"/>
    </style:style>
    <style:style style:name="Tabla4.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4.B1" style:family="table-cell">
      <style:table-cell-properties style:vertical-align="middle" fo:padding-left="0.009cm" fo:padding-right="0.182cm" fo:padding-top="0cm" fo:padding-bottom="0cm" fo:border-left="1.5pt solid #000001" fo:border-right="0.5pt solid #657cd1" fo:border-top="0.5pt solid #657cd1" fo:border-bottom="0.5pt solid #657cd1" style:writing-mode="lr-tb"/>
    </style:style>
    <style:style style:name="Tabla5" style:family="table">
      <style:table-properties style:width="15.801cm" fo:margin-left="0.838cm" table:align="left"/>
    </style:style>
    <style:style style:name="Tabla5.A" style:family="table-column">
      <style:table-column-properties style:column-width="2.237cm"/>
    </style:style>
    <style:style style:name="Tabla5.B" style:family="table-column">
      <style:table-column-properties style:column-width="13.564cm"/>
    </style:style>
    <style:style style:name="Tabla5.1" style:family="table-row">
      <style:table-row-properties style:min-row-height="0.635cm" style:use-optimal-row-height="false"/>
    </style:style>
    <style:style style:name="Tabla5.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5.B1" style:family="table-cell">
      <style:table-cell-properties style:vertical-align="middle" fo:padding-left="0.191cm" fo:padding-right="0.182cm" fo:padding-top="0cm" fo:padding-bottom="0cm" fo:border-left="1.5pt solid #000001" fo:border-right="1.5pt solid #000001" fo:border-top="0.5pt solid #657cd1" fo:border-bottom="0.5pt solid #657cd1" style:writing-mode="lr-tb"/>
    </style:style>
    <style:style style:name="Tabla6" style:family="table">
      <style:table-properties style:width="15.801cm" fo:margin-left="0.838cm" table:align="left"/>
    </style:style>
    <style:style style:name="Tabla6.A" style:family="table-column">
      <style:table-column-properties style:column-width="2.237cm"/>
    </style:style>
    <style:style style:name="Tabla6.B" style:family="table-column">
      <style:table-column-properties style:column-width="13.564cm"/>
    </style:style>
    <style:style style:name="Tabla6.1" style:family="table-row">
      <style:table-row-properties style:min-row-height="0.635cm" style:use-optimal-row-height="false"/>
    </style:style>
    <style:style style:name="Tabla6.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6.B1" style:family="table-cell">
      <style:table-cell-properties style:vertical-align="middle" fo:padding-left="0.191cm" fo:padding-right="0.182cm" fo:padding-top="0cm" fo:padding-bottom="0cm" fo:border-left="1.5pt solid #000001" fo:border-right="1.5pt solid #000001" fo:border-top="0.5pt solid #657cd1" fo:border-bottom="0.5pt solid #657cd1" style:writing-mode="lr-tb"/>
    </style:style>
    <style:style style:name="Tabla7" style:family="table">
      <style:table-properties style:width="17.51cm" fo:margin-left="0cm" table:align="left"/>
    </style:style>
    <style:style style:name="Tabla7.A" style:family="table-column">
      <style:table-column-properties style:column-width="2.277cm"/>
    </style:style>
    <style:style style:name="Tabla7.B" style:family="table-column">
      <style:table-column-properties style:column-width="3.231cm"/>
    </style:style>
    <style:style style:name="Tabla7.C" style:family="table-column">
      <style:table-column-properties style:column-width="12.002cm"/>
    </style:style>
    <style:style style:name="Tabla7.A1" style:family="table-cell">
      <style:table-cell-properties fo:background-color="#dbe5f1" fo:padding-left="0.164cm" fo:padding-right="0.191cm" fo:padding-top="0cm" fo:padding-bottom="0cm" fo:border-left="0.5pt solid #365f91" fo:border-right="none" fo:border-top="0.5pt solid #365f91" fo:border-bottom="0.5pt solid #365f91" style:writing-mode="lr-tb">
        <style:background-image/>
      </style:table-cell-properties>
    </style:style>
    <style:style style:name="Tabla7.C1" style:family="table-cell">
      <style:table-cell-properties fo:background-color="#dbe5f1" fo:padding-left="0.164cm" fo:padding-right="0.191cm" fo:padding-top="0cm" fo:padding-bottom="0cm" fo:border="0.5pt solid #365f91" style:writing-mode="lr-tb">
        <style:background-image/>
      </style:table-cell-properties>
    </style:style>
    <style:style style:name="Tabla7.A2" style:family="table-cell">
      <style:table-cell-properties fo:padding-left="0.164cm" fo:padding-right="0.191cm" fo:padding-top="0cm" fo:padding-bottom="0cm" fo:border-left="0.5pt solid #365f91" fo:border-right="none" fo:border-top="0.5pt solid #365f91" fo:border-bottom="0.5pt solid #365f91" style:writing-mode="lr-tb"/>
    </style:style>
    <style:style style:name="Tabla7.B2" style:family="table-cell">
      <style:table-cell-properties fo:padding-left="0.164cm" fo:padding-right="0.191cm" fo:padding-top="0cm" fo:padding-bottom="0cm" fo:border-left="0.5pt solid #365f91" fo:border-right="none" fo:border-top="0.5pt solid #365f91" fo:border-bottom="0.5pt solid #365f91" style:writing-mode="lr-tb"/>
    </style:style>
    <style:style style:name="Tabla7.C2" style:family="table-cell">
      <style:table-cell-properties fo:padding-left="0.164cm" fo:padding-right="0.191cm" fo:padding-top="0cm" fo:padding-bottom="0cm" fo:border="0.5pt solid #365f91" style:writing-mode="lr-tb"/>
    </style:style>
    <style:style style:name="Tabla7.A3" style:family="table-cell">
      <style:table-cell-properties fo:padding-left="0.164cm" fo:padding-right="0.191cm" fo:padding-top="0cm" fo:padding-bottom="0cm" fo:border-left="0.5pt solid #365f91" fo:border-right="none" fo:border-top="none" fo:border-bottom="0.5pt solid #365f91" style:writing-mode="lr-tb"/>
    </style:style>
    <style:style style:name="Tabla7.B3" style:family="table-cell">
      <style:table-cell-properties fo:padding-left="0.164cm" fo:padding-right="0.191cm" fo:padding-top="0cm" fo:padding-bottom="0cm" fo:border-left="0.5pt solid #365f91" fo:border-right="none" fo:border-top="none" fo:border-bottom="0.5pt solid #365f91" style:writing-mode="lr-tb"/>
    </style:style>
    <style:style style:name="Tabla7.C3" style:family="table-cell">
      <style:table-cell-properties fo:padding-left="0.164cm" fo:padding-right="0.191cm" fo:padding-top="0cm" fo:padding-bottom="0cm" fo:border-left="0.5pt solid #365f91" fo:border-right="0.5pt solid #365f91" fo:border-top="none" fo:border-bottom="0.5pt solid #365f91" style:writing-mode="lr-tb"/>
    </style:style>
    <style:style style:name="Tabla7.A4" style:family="table-cell">
      <style:table-cell-properties fo:padding-left="0.164cm" fo:padding-right="0.191cm" fo:padding-top="0cm" fo:padding-bottom="0cm" fo:border-left="0.5pt solid #365f91" fo:border-right="none" fo:border-top="none" fo:border-bottom="0.5pt solid #365f91" style:writing-mode="lr-tb"/>
    </style:style>
    <style:style style:name="Tabla7.B4" style:family="table-cell">
      <style:table-cell-properties fo:padding-left="0.164cm" fo:padding-right="0.191cm" fo:padding-top="0cm" fo:padding-bottom="0cm" fo:border-left="0.5pt solid #365f91" fo:border-right="none" fo:border-top="none" fo:border-bottom="0.5pt solid #365f91" style:writing-mode="lr-tb"/>
    </style:style>
    <style:style style:name="Tabla7.C4" style:family="table-cell">
      <style:table-cell-properties fo:padding-left="0.164cm" fo:padding-right="0.191cm" fo:padding-top="0cm" fo:padding-bottom="0cm" fo:border-left="0.5pt solid #365f91" fo:border-right="0.5pt solid #365f91" fo:border-top="none" fo:border-bottom="0.5pt solid #365f91" style:writing-mode="lr-tb"/>
    </style:style>
    <style:style style:name="Tabla8" style:family="table">
      <style:table-properties style:width="17.383cm" table:align="right"/>
    </style:style>
    <style:style style:name="Tabla8.A" style:family="table-column">
      <style:table-column-properties style:column-width="5.893cm"/>
    </style:style>
    <style:style style:name="Tabla8.B" style:family="table-column">
      <style:table-column-properties style:column-width="3.006cm"/>
    </style:style>
    <style:style style:name="Tabla8.C" style:family="table-column">
      <style:table-column-properties style:column-width="4.113cm"/>
    </style:style>
    <style:style style:name="Tabla8.D" style:family="table-column">
      <style:table-column-properties style:column-width="4.371cm"/>
    </style:style>
    <style:style style:name="Tabla8.A1" style:family="table-cell">
      <style:table-cell-properties fo:padding="0.097cm" fo:border-left="0.5pt solid #000000" fo:border-right="none" fo:border-top="0.5pt solid #000000" fo:border-bottom="0.5pt solid #000000"/>
    </style:style>
    <style:style style:name="Tabla8.D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D2" style:family="table-cell">
      <style:table-cell-properties fo:padding="0.097cm" fo:border-left="0.5pt solid #000000" fo:border-right="0.5pt solid #000000" fo:border-top="none" fo:border-bottom="0.5pt solid #000000"/>
    </style:style>
    <style:style style:name="Tabla8.D8" style:family="table-cell" style:data-style-name="N0">
      <style:table-cell-properties fo:padding="0.097cm" fo:border-left="0.5pt solid #000000" fo:border-right="0.5pt solid #000000" fo:border-top="none" fo:border-bottom="0.5pt solid #000000"/>
    </style:style>
    <style:style style:name="P1" style:family="paragraph" style:parent-style-name="Standard" style:master-page-name="MP0">
      <style:paragraph-properties fo:margin-left="1.199cm" fo:margin-right="-0.041cm" fo:margin-top="0.635cm" fo:margin-bottom="0cm" style:contextual-spacing="false" fo:orphans="0" fo:widows="0" fo:text-indent="0cm" style:auto-text-indent="false" style:page-number="auto" fo:break-before="page">
        <style:tab-stops/>
      </style:paragraph-properties>
      <style:text-properties fo:color="#365f91" loext:opacity="100%" fo:font-size="10pt" fo:font-weight="bold" style:font-name-asian="Arial" style:font-size-asian="10pt" style:font-weight-asian="bold" style:font-name-complex="Arial" style:font-size-complex="10pt"/>
    </style:style>
    <style:style style:name="P2" style:family="paragraph" style:parent-style-name="Standard">
      <style:paragraph-properties fo:margin-left="0.266cm" fo:margin-right="0.229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3" style:family="paragraph" style:parent-style-name="Standard">
      <style:paragraph-properties fo:margin-left="0.092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4" style:family="paragraph" style:parent-style-name="Standard">
      <style:paragraph-properties fo:margin-left="0.095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5" style:family="paragraph" style:parent-style-name="Standard">
      <style:paragraph-properties fo:margin-left="0.092cm" fo:margin-right="-0.035cm" fo:margin-top="0cm" fo:margin-bottom="0cm" style:contextual-spacing="false" fo:text-align="center" style:justify-single-word="false" fo:orphans="0" fo:widows="0" fo:text-indent="0cm" style:auto-text-indent="false">
        <style:tab-stops/>
      </style:paragraph-properties>
      <style:text-properties fo:font-size="10pt" style:font-name-asian="Arial" style:font-size-asian="10pt" style:font-name-complex="Arial" style:font-size-complex="10pt"/>
    </style:style>
    <style:style style:name="P6" style:family="paragraph" style:parent-style-name="Standard">
      <style:paragraph-properties fo:margin-left="0cm" fo:margin-top="0cm" fo:margin-bottom="0cm" style:contextual-spacing="false" fo:text-align="center" style:justify-single-word="false" fo:orphans="0" fo:widows="0" fo:text-indent="0cm" style:auto-text-indent="false">
        <style:tab-stops/>
      </style:paragraph-properties>
    </style:style>
    <style:style style:name="P7" style:family="paragraph" style:parent-style-name="Standard">
      <style:paragraph-properties fo:margin-left="1.199cm" fo:margin-right="-0.041cm" fo:margin-top="0.635cm" fo:margin-bottom="0cm" style:contextual-spacing="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8" style:family="paragraph" style:parent-style-name="Standard">
      <style:paragraph-properties fo:margin-left="0.3cm" fo:margin-righ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9" style:family="paragraph" style:parent-style-name="Standard">
      <style:paragraph-properties fo:margin-left="0cm" fo:margin-right="-0.035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0" style:family="paragraph" style:parent-style-name="Standard">
      <style:paragraph-properties fo:margin-left="0.199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1" style:family="paragraph" style:parent-style-name="Standard">
      <style:paragraph-properties fo:margin-left="0.171cm" fo:margin-right="0.316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2" style:family="paragraph" style:parent-style-name="Standard">
      <style:paragraph-properties fo:margin-left="0.002cm" fo:margin-right="-0.035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3" style:family="paragraph" style:parent-style-name="Standard">
      <style:paragraph-properties fo:margin-left="0.58cm" fo:margin-right="0.543cm" fo:margin-top="0cm" fo:margin-bottom="0cm" style:contextual-spacing="false" fo:text-align="center" style:justify-single-word="false" fo:orphans="0" fo:widows="0" fo:text-indent="0cm" style:auto-text-indent="false">
        <style:tab-stops/>
      </style:paragraph-properties>
      <style:text-properties fo:font-size="10pt" style:font-name-asian="Arial" style:font-size-asian="10pt" style:font-name-complex="Arial" style:font-size-complex="10pt"/>
    </style:style>
    <style:style style:name="P14" style:family="paragraph" style:parent-style-name="Standard">
      <style:paragraph-properties fo:margin-left="0.171cm" fo:margin-right="0.162cm" fo:margin-top="0cm" fo:margin-bottom="0cm" style:contextual-spacing="false" fo:text-align="center" style:justify-single-word="false" fo:orphans="0" fo:widows="0" fo:text-indent="0cm" style:auto-text-indent="false">
        <style:tab-stops/>
      </style:paragraph-properties>
      <style:text-properties style:font-name-asian="Arial" style:font-name-complex="Arial" style:font-size-complex="9pt"/>
    </style:style>
    <style:style style:name="P15" style:family="paragraph" style:parent-style-name="Standard">
      <style:paragraph-properties fo:margin-left="0.169cm" fo:margin-right="-0.035cm" fo:margin-top="0cm" fo:margin-bottom="0cm" style:contextual-spacing="false" fo:text-align="center" style:justify-single-word="false" fo:orphans="0" fo:widows="0" fo:text-indent="0cm" style:auto-text-indent="false">
        <style:tab-stops/>
      </style:paragraph-properties>
      <style:text-properties fo:font-size="10pt" style:font-name-asian="Arial" style:font-size-asian="10pt" style:font-name-complex="Arial" style:font-size-complex="10pt"/>
    </style:style>
    <style:style style:name="P16" style:family="paragraph" style:parent-style-name="Standard">
      <style:paragraph-properties fo:margin-left="0.101cm" fo:margin-top="0cm" fo:margin-bottom="0cm" style:contextual-spacing="false" fo:orphans="0" fo:widows="0" fo:text-indent="0cm" style:auto-text-indent="false">
        <style:tab-stops/>
      </style:paragraph-properties>
      <style:text-properties style:font-name-asian="Arial" style:font-name-complex="Arial" style:font-size-complex="9pt"/>
    </style:style>
    <style:style style:name="P17" style:family="paragraph" style:parent-style-name="Standard">
      <style:paragraph-properties fo:margin-left="0cm" fo:margin-top="0cm" fo:margin-bottom="0cm" style:contextual-spacing="false" fo:orphans="0" fo:widows="0" fo:hyphenation-ladder-count="no-limit" fo:hyphenation-keep="auto" loext:hyphenation-keep-type="column" fo:text-indent="0cm" style:auto-text-indent="false" style:punctuation-wrap="simple">
        <style:tab-stops/>
      </style:paragraph-properties>
      <style:text-properties fo:hyphenate="true" loext:hyphenation-no-caps="false" loext:hyphenation-no-last-word="false" loext:hyphenation-word-char-count="no-limit" loext:hyphenation-zone="no-limit"/>
    </style:style>
    <style:style style:name="P18" style:family="paragraph" style:parent-style-name="Standard">
      <style:paragraph-properties fo:margin-left="0.092cm" fo:margin-right="-0.035cm" fo:margin-top="0cm" fo:margin-bottom="0cm" style:contextual-spacing="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9" style:family="paragraph" style:parent-style-name="Standard">
      <style:paragraph-properties fo:margin-left="0.079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20" style:family="paragraph" style:parent-style-name="Standard">
      <style:paragraph-properties fo:margin-left="0.079cm" fo:margin-right="-0.035cm" fo:margin-top="0cm" fo:margin-bottom="0cm" style:contextual-spacing="false" fo:orphans="0" fo:widows="0" fo:text-indent="0cm" style:auto-text-indent="false">
        <style:tab-stops/>
      </style:paragraph-properties>
      <style:text-properties fo:font-size="10pt" officeooo:rsid="0001089f" officeooo:paragraph-rsid="0001089f" style:font-name-asian="Arial" style:font-size-asian="10pt" style:font-name-complex="Arial" style:font-size-complex="10pt"/>
    </style:style>
    <style:style style:name="P21" style:family="paragraph" style:parent-style-name="Standard">
      <style:paragraph-properties fo:margin-left="0cm" fo:orphans="0" fo:widows="0" fo:text-indent="0cm" style:auto-text-indent="false">
        <style:tab-stops/>
      </style:paragraph-properties>
      <style:text-properties style:use-window-font-color="true" loext:opacity="0%" fo:font-size="10pt" fo:font-style="italic" style:font-size-asian="10pt" style:font-style-asian="italic" style:font-name-complex="Arial" style:font-size-complex="10pt" style:font-style-complex="italic"/>
    </style:style>
    <style:style style:name="P22" style:family="paragraph" style:parent-style-name="Standard">
      <style:paragraph-properties fo:margin-left="0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23" style:family="paragraph" style:parent-style-name="Standard">
      <style:paragraph-properties fo:margin-left="6.244cm" fo:text-indent="0cm" style:auto-text-indent="false">
        <style:tab-stops/>
      </style:paragraph-properties>
      <style:text-properties fo:font-size="10pt" style:font-name-asian="Arial" style:font-size-asian="10pt" style:font-name-complex="Arial" style:font-size-complex="10pt"/>
    </style:style>
    <style:style style:name="P24" style:family="paragraph" style:parent-style-name="Standard">
      <style:paragraph-properties fo:margin-left="6.244cm" fo:text-indent="0cm" style:auto-text-indent="false">
        <style:tab-stops/>
      </style:paragraph-properties>
      <style:text-properties fo:font-size="10pt" style:font-size-asian="10pt" style:font-size-complex="10pt"/>
    </style:style>
    <style:style style:name="P25" style:family="paragraph" style:parent-style-name="Standard">
      <style:paragraph-properties fo:margin-left="0cm" fo:margin-right="-0.041cm" fo:margin-top="0.635cm" fo:margin-bottom="0cm" style:contextual-spacing="false" fo:orphans="0" fo:widows="0" fo:text-indent="0cm" style:auto-text-indent="false" fo:break-before="page">
        <style:tab-stops/>
      </style:paragraph-properties>
      <style:text-properties fo:color="#365f91" loext:opacity="100%" fo:font-size="10pt" fo:letter-spacing="-0.002cm" fo:language="gl" fo:country="ES" fo:font-weight="bold" style:font-size-asian="10pt" style:font-weight-asian="bold" style:font-name-complex="Arial" style:font-size-complex="10pt"/>
    </style:style>
    <style:style style:name="P26"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7" style:family="paragraph" style:parent-style-name="Standard">
      <style:paragraph-properties fo:margin-left="0.199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8" style:family="paragraph" style:parent-style-name="Standard">
      <style:paragraph-properties fo:margin-left="0.3cm" fo:margin-righ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9"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font-size="10pt" fo:letter-spacing="0.002cm" fo:language="gl" fo:country="ES" officeooo:rsid="00027c33" officeooo:paragraph-rsid="00027c33" style:font-size-asian="10pt" style:font-name-complex="Arial" style:font-size-complex="10pt" style:text-scale="81%"/>
    </style:style>
    <style:style style:name="P30" style:family="paragraph" style:parent-style-name="Standard">
      <style:paragraph-properties fo:margin-left="0.092cm" fo:margin-right="-0.035cm" fo:margin-top="0cm" fo:margin-bottom="0cm" style:contextual-spacing="false" fo:text-align="center" style:justify-single-word="false" fo:orphans="0" fo:widows="0">
        <style:tab-stops/>
      </style:paragraph-properties>
      <style:text-properties fo:font-size="10pt" fo:letter-spacing="0.002cm" fo:language="gl" fo:country="ES" officeooo:rsid="005e8fab" officeooo:paragraph-rsid="005e8fab" style:font-size-asian="10pt" style:font-name-complex="Arial" style:font-size-complex="10pt" style:text-scale="81%"/>
    </style:style>
    <style:style style:name="P31"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font-size="10pt" fo:letter-spacing="0.002cm" fo:language="gl" fo:country="ES" officeooo:rsid="006bd8e1" officeooo:paragraph-rsid="006bd8e1" style:font-size-asian="10pt" style:font-name-complex="Arial" style:font-size-complex="10pt" style:text-scale="81%"/>
    </style:style>
    <style:style style:name="P32" style:family="paragraph" style:parent-style-name="Standard">
      <style:paragraph-properties fo:margin-left="0.092cm" fo:margin-right="-0.035cm" fo:margin-top="0cm" fo:margin-bottom="0cm" style:contextual-spacing="false" fo:text-align="center" style:justify-single-word="false" fo:orphans="0" fo:widows="0">
        <style:tab-stops/>
      </style:paragraph-properties>
      <style:text-properties fo:font-size="10pt" fo:letter-spacing="0.002cm" fo:language="gl" fo:country="ES" officeooo:rsid="006bd8e1" officeooo:paragraph-rsid="006bd8e1" style:font-size-asian="10pt" style:font-name-complex="Arial" style:font-size-complex="10pt" style:text-scale="81%"/>
    </style:style>
    <style:style style:name="P33"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font-size="10pt" fo:letter-spacing="0.002cm" fo:language="gl" fo:country="ES" style:font-size-asian="10pt" style:font-name-complex="Arial" style:font-size-complex="10pt" style:text-scale="81%"/>
    </style:style>
    <style:style style:name="P34" style:family="paragraph" style:parent-style-name="Standard">
      <style:paragraph-properties fo:margin-left="0.092cm" fo:margin-right="-0.035cm" fo:margin-top="0cm" fo:margin-bottom="0cm" style:contextual-spacing="false" fo:text-align="center" style:justify-single-word="false" fo:orphans="0" fo:widows="0">
        <style:tab-stops/>
      </style:paragraph-properties>
      <style:text-properties fo:font-size="10pt" fo:letter-spacing="0.002cm" fo:language="gl" fo:country="ES" style:font-size-asian="10pt" style:font-name-complex="Arial" style:font-size-complex="10pt" style:text-scale="81%"/>
    </style:style>
    <style:style style:name="P35" style:family="paragraph" style:parent-style-name="Standard">
      <style:paragraph-properties fo:margin-left="6.244cm" fo:text-align="justify" style:justify-single-word="false" fo:text-indent="0cm" style:auto-text-indent="false">
        <style:tab-stops/>
      </style:paragraph-properties>
      <style:text-properties fo:font-size="10pt" style:font-name-asian="Arial" style:font-size-asian="10pt" style:font-name-complex="Arial" style:font-size-complex="10pt"/>
    </style:style>
    <style:style style:name="P36" style:family="paragraph" style:parent-style-name="Standard">
      <loext:graphic-properties draw:fill="solid" draw:fill-color="#dbe5f1" draw:opacity="100%"/>
      <style:paragraph-properties fo:margin-left="0cm" fo:margin-right="-0.004cm" fo:margin-top="0.635cm" fo:margin-bottom="0cm" style:contextual-spacing="false" fo:orphans="0" fo:widows="0" fo:text-indent="0cm" style:auto-text-indent="false" fo:background-color="#dbe5f1" fo:padding-left="0cm" fo:padding-right="0cm" fo:padding-top="0cm" fo:padding-bottom="0.035cm" fo:border-left="none" fo:border-right="none" fo:border-top="none" fo:border-bottom="1.5pt solid #365f91" style:shadow="none">
        <style:tab-stops/>
      </style:paragraph-properties>
    </style:style>
    <style:style style:name="P37" style:family="paragraph" style:parent-style-name="Contents_20_1">
      <style:paragraph-properties>
        <style:tab-stops>
          <style:tab-stop style:position="17.5cm" style:type="right" style:leader-style="dotted" style:leader-text="."/>
        </style:tab-stops>
      </style:paragraph-properties>
    </style:style>
    <style:style style:name="P38" style:family="paragraph" style:parent-style-name="Standard">
      <style:paragraph-properties fo:margin-left="0cm" fo:margin-top="0cm" fo:margin-bottom="0cm" style:contextual-spacing="false" fo:text-indent="0cm" style:auto-text-indent="false">
        <style:tab-stops>
          <style:tab-stop style:position="1.27cm"/>
          <style:tab-stop style:position="17.482cm" style:type="right"/>
        </style:tab-stops>
      </style:paragraph-properties>
      <style:text-properties fo:font-variant="small-caps" style:font-name="Times New Roman" fo:font-size="10pt" style:font-size-asian="10pt" style:font-name-complex="Times New Roman" style:font-size-complex="10pt"/>
    </style:style>
    <style:style style:name="P39" style:family="paragraph" style:parent-style-name="Standard">
      <style:text-properties fo:color="#0000cc" loext:opacity="100%" style:font-name-asian="Verdana" style:font-size-complex="9pt"/>
    </style:style>
    <style:style style:name="P40" style:family="paragraph" style:parent-style-name="Standard">
      <style:paragraph-properties fo:margin-left="0cm" fo:text-indent="0cm" style:auto-text-indent="false" fo:break-before="page">
        <style:tab-stops/>
      </style:paragraph-properties>
      <style:text-properties style:font-name-asian="Verdana" style:font-size-complex="9pt"/>
    </style:style>
    <style:style style:name="P41" style:family="paragraph" style:parent-style-name="Heading_20_1" style:list-style-name="WWNum1">
      <style:paragraph-properties>
        <style:tab-stops>
          <style:tab-stop style:position="0.728cm"/>
          <style:tab-stop style:position="1.328cm"/>
        </style:tab-stops>
      </style:paragraph-properties>
    </style:style>
    <style:style style:name="P42" style:family="paragraph" style:parent-style-name="Párrafo_20_de_20_lista">
      <style:paragraph-properties fo:margin-left="0cm"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43" style:family="paragraph" style:parent-style-name="Párrafo_20_de_20_lista">
      <style:paragraph-properties fo:margin-left="0cm" fo:text-align="justify" style:justify-single-word="false"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44" style:family="paragraph" style:parent-style-name="Párrafo_20_de_20_lista">
      <style:paragraph-properties fo:margin-left="0cm" fo:text-align="justify" style:justify-single-word="false" fo:text-indent="0cm" style:auto-text-indent="false">
        <style:tab-stops/>
      </style:paragraph-properties>
      <style:text-properties fo:color="#ff0000" loext:opacity="100%" fo:font-size="10pt" fo:language="gl" fo:country="ES" style:font-size-asian="10pt" style:font-size-complex="10pt"/>
    </style:style>
    <style:style style:name="P45"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27c33" officeooo:paragraph-rsid="008d0265" style:font-size-asian="10pt" style:font-size-complex="10pt"/>
    </style:style>
    <style:style style:name="P46"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45d56" officeooo:paragraph-rsid="00045d56" style:font-size-asian="10pt" style:font-size-complex="10pt"/>
    </style:style>
    <style:style style:name="P47"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54506" officeooo:paragraph-rsid="00054506" style:font-size-asian="10pt" style:font-size-complex="10pt"/>
    </style:style>
    <style:style style:name="P48"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8bb51" officeooo:paragraph-rsid="0008bb51" style:font-size-asian="10pt" style:font-size-complex="10pt"/>
    </style:style>
    <style:style style:name="P49" style:family="paragraph" style:parent-style-name="Párrafo_20_de_20_lista">
      <style:paragraph-properties fo:margin-left="0cm" fo:line-height="150%" fo:text-align="justify" style:justify-single-word="false" fo:text-indent="0cm" style:auto-text-indent="false" fo:break-before="page">
        <style:tab-stops/>
      </style:paragraph-properties>
      <style:text-properties fo:color="#000000" loext:opacity="100%" fo:font-size="10pt" fo:language="gl" fo:country="ES" officeooo:rsid="0008bb51" officeooo:paragraph-rsid="0008bb51" style:font-size-asian="10pt" style:font-size-complex="10pt"/>
    </style:style>
    <style:style style:name="P50"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a5de1" officeooo:paragraph-rsid="000a5de1" style:font-size-asian="10pt" style:font-size-complex="10pt"/>
    </style:style>
    <style:style style:name="P51" style:family="paragraph" style:parent-style-name="Heading_20_1" style:list-style-name="WWNum1">
      <style:paragraph-properties fo:break-before="page">
        <style:tab-stops>
          <style:tab-stop style:position="0.728cm"/>
          <style:tab-stop style:position="1.328cm"/>
        </style:tab-stops>
      </style:paragraph-properties>
    </style:style>
    <style:style style:name="P52" style:family="paragraph" style:parent-style-name="Standard">
      <style:paragraph-properties fo:margin-left="0cm" fo:text-align="justify" style:justify-single-word="false">
        <style:tab-stops/>
      </style:paragraph-properties>
      <style:text-properties style:use-window-font-color="true" loext:opacity="0%" fo:font-style="italic" style:font-style-asian="italic"/>
    </style:style>
    <style:style style:name="P53" style:family="paragraph" style:parent-style-name="Standard">
      <style:paragraph-properties fo:margin-left="0cm" fo:text-align="justify" style:justify-single-word="false"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54" style:family="paragraph" style:parent-style-name="Standard">
      <style:paragraph-properties fo:margin-left="0cm" fo:text-align="justify" style:justify-single-word="false" fo:text-indent="0cm" style:auto-text-indent="false">
        <style:tab-stops/>
      </style:paragraph-properties>
      <style:text-properties fo:color="#ff0000" loext:opacity="100%" fo:font-size="10pt" fo:language="gl" fo:country="ES" style:font-size-asian="10pt" style:font-size-complex="10pt"/>
    </style:style>
    <style:style style:name="P55"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c1e75" officeooo:paragraph-rsid="000c1e75" style:font-size-asian="10pt" style:font-size-complex="10pt"/>
    </style:style>
    <style:style style:name="P56"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d7d7b" officeooo:paragraph-rsid="000d7d7b" style:font-size-asian="10pt" style:font-size-complex="10pt"/>
    </style:style>
    <style:style style:name="P57"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12a219" officeooo:paragraph-rsid="00644343" style:font-size-asian="10pt" style:font-size-complex="10pt"/>
    </style:style>
    <style:style style:name="P58" style:family="paragraph" style:parent-style-name="Standard">
      <style:paragraph-properties fo:margin-left="0cm" fo:text-align="justify" style:justify-single-word="false">
        <style:tab-stops/>
      </style:paragraph-properties>
      <style:text-properties fo:color="#ff0000" loext:opacity="100%" fo:font-size="10pt" fo:language="gl" fo:country="ES" style:font-size-asian="10pt" style:font-size-complex="10pt"/>
    </style:style>
    <style:style style:name="P59" style:family="paragraph" style:parent-style-name="Párrafo_20_de_20_lista">
      <style:paragraph-properties fo:margin-left="0cm" fo:text-align="justify" style:justify-single-word="false" fo:text-indent="0cm" style:auto-text-indent="false">
        <style:tab-stops/>
      </style:paragraph-properties>
    </style:style>
    <style:style style:name="P60" style:family="paragraph" style:parent-style-name="Párrafo_20_de_20_lista">
      <style:paragraph-properties fo:margin-left="0cm" fo:text-align="justify" style:justify-single-word="false" fo:text-indent="0cm" style:auto-text-indent="false">
        <style:tab-stops/>
      </style:paragraph-properties>
      <style:text-properties officeooo:paragraph-rsid="00169acd"/>
    </style:style>
    <style:style style:name="P61" style:family="paragraph" style:parent-style-name="Párrafo_20_de_20_lista">
      <style:paragraph-properties fo:margin-left="0cm" fo:text-align="justify" style:justify-single-word="false" fo:text-indent="0cm" style:auto-text-indent="false">
        <style:tab-stops/>
      </style:paragraph-properties>
      <style:text-properties officeooo:paragraph-rsid="001d01ac"/>
    </style:style>
    <style:style style:name="P6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1e1319" officeooo:paragraph-rsid="001e1319" style:font-size-asian="10pt" style:font-style-asian="normal" style:font-size-complex="10pt" style:font-style-complex="normal"/>
    </style:style>
    <style:style style:name="P63"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1e1319" officeooo:paragraph-rsid="001e1319" style:font-size-asian="10pt" style:font-style-asian="normal" style:font-weight-asian="bold" style:font-size-complex="10pt" style:font-style-complex="normal" style:font-weight-complex="bold"/>
    </style:style>
    <style:style style:name="P64"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27daf" officeooo:paragraph-rsid="0043d20e" style:font-size-asian="10pt" style:font-style-asian="normal" style:font-size-complex="10pt" style:font-style-complex="normal"/>
    </style:style>
    <style:style style:name="P6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260f89" officeooo:paragraph-rsid="00260f89" style:font-size-asian="10pt" style:font-style-asian="normal" style:font-weight-asian="bold" style:font-size-complex="10pt" style:font-style-complex="normal" style:font-weight-complex="bold"/>
    </style:style>
    <style:style style:name="P6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6ccd6" officeooo:paragraph-rsid="007c578f" style:font-size-asian="10pt" style:font-style-asian="normal" style:font-size-complex="10pt" style:font-style-complex="normal"/>
    </style:style>
    <style:style style:name="P67" style:family="paragraph" style:parent-style-name="Standard">
      <style:paragraph-properties fo:margin-left="0cm" fo:text-align="justify" style:justify-single-word="false" fo:text-indent="0cm" style:auto-text-indent="false">
        <style:tab-stops/>
      </style:paragraph-properties>
      <style:text-properties officeooo:paragraph-rsid="007c578f"/>
    </style:style>
    <style:style style:name="P68"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4dfd8f" officeooo:paragraph-rsid="004dfd8f" style:font-size-asian="10pt" style:font-style-asian="normal" style:font-size-complex="10pt" style:font-style-complex="normal"/>
    </style:style>
    <style:style style:name="P69"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6cce8a" officeooo:paragraph-rsid="006cce8a" style:font-size-asian="10pt" style:font-style-asian="normal" style:font-size-complex="10pt" style:font-style-complex="normal"/>
    </style:style>
    <style:style style:name="P70" style:family="paragraph" style:parent-style-name="Standard">
      <style:paragraph-properties fo:margin-left="0cm" fo:text-align="justify" style:justify-single-word="false" fo:text-indent="0cm" style:auto-text-indent="false" fo:break-before="page">
        <style:tab-stops/>
      </style:paragraph-properties>
      <style:text-properties fo:color="#000000" loext:opacity="100%" fo:font-size="10pt" fo:language="gl" fo:country="ES" fo:font-style="normal" officeooo:rsid="0020a919" officeooo:paragraph-rsid="0020a919" style:font-size-asian="10pt" style:font-style-asian="normal" style:font-size-complex="10pt" style:font-style-complex="normal"/>
    </style:style>
    <style:style style:name="P71"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22b0bc" style:font-size-asian="10pt" style:font-style-asian="normal" style:font-size-complex="10pt" style:font-style-complex="normal"/>
    </style:style>
    <style:style style:name="P7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60f89" officeooo:paragraph-rsid="00260f89" style:font-size-asian="10pt" style:font-style-asian="normal" style:font-size-complex="10pt" style:font-style-complex="normal"/>
    </style:style>
    <style:style style:name="P73"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4dfd8f" officeooo:paragraph-rsid="004ef6b6" style:font-size-asian="10pt" style:font-style-asian="normal" style:font-size-complex="10pt" style:font-style-complex="normal"/>
    </style:style>
    <style:style style:name="P74"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fo:font-weight="bold" officeooo:rsid="00595eaa" officeooo:paragraph-rsid="007520a0" fo:background-color="transparent" style:font-size-asian="10pt" style:font-style-asian="normal" style:font-weight-asian="bold" style:font-size-complex="10pt" style:font-style-complex="normal" style:font-weight-complex="bold"/>
    </style:style>
    <style:style style:name="P7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fo:font-weight="normal" officeooo:rsid="0020a919" officeooo:paragraph-rsid="007520a0" style:font-size-asian="10pt" style:font-style-asian="normal" style:font-weight-asian="normal" style:font-size-complex="10pt" style:font-style-complex="normal" style:font-weight-complex="normal"/>
    </style:style>
    <style:style style:name="P7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7520a0" officeooo:paragraph-rsid="007520a0" style:font-size-asian="10pt" style:font-style-asian="normal" style:font-size-complex="10pt" style:font-style-complex="normal"/>
    </style:style>
    <style:style style:name="P77"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officeooo:rsid="00767bfc" officeooo:paragraph-rsid="00767bfc" style:font-size-asian="10pt" style:font-style-asian="normal" style:font-size-complex="10pt" style:font-style-complex="normal"/>
    </style:style>
    <style:style style:name="P78"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767bfc" style:font-size-asian="10pt" style:font-style-asian="normal" style:font-size-complex="10pt" style:font-style-complex="normal"/>
    </style:style>
    <style:style style:name="P79"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officeooo:rsid="007520a0" officeooo:paragraph-rsid="007520a0" style:font-size-asian="10pt" style:font-style-asian="normal" style:font-size-complex="10pt" style:font-style-complex="normal"/>
    </style:style>
    <style:style style:name="P80"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7520a0" style:font-size-asian="10pt" style:font-style-asian="normal" style:font-size-complex="10pt" style:font-style-complex="normal"/>
    </style:style>
    <style:style style:name="P81"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2c31c" officeooo:paragraph-rsid="007520a0" style:font-size-asian="10pt" style:font-style-asian="normal" style:font-size-complex="10pt" style:font-style-complex="normal"/>
    </style:style>
    <style:style style:name="P8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officeooo:rsid="0053747a" officeooo:paragraph-rsid="007520a0" style:font-size-asian="10pt" style:font-style-asian="normal" style:font-size-complex="10pt" style:font-style-complex="normal"/>
    </style:style>
    <style:style style:name="P83"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90601b" style:font-size-asian="10pt" style:font-style-asian="normal" style:font-size-complex="10pt" style:font-style-complex="normal"/>
    </style:style>
    <style:style style:name="P84"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2c31c" officeooo:paragraph-rsid="0090601b" style:font-size-asian="10pt" style:font-style-asian="normal" style:font-size-complex="10pt" style:font-style-complex="normal"/>
    </style:style>
    <style:style style:name="P8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7520a0" officeooo:paragraph-rsid="00769706" style:font-size-asian="10pt" style:font-style-asian="normal" style:font-size-complex="10pt" style:font-style-complex="normal"/>
    </style:style>
    <style:style style:name="P8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officeooo:rsid="007520a0" officeooo:paragraph-rsid="00769706" style:font-size-asian="10pt" style:font-style-asian="normal" style:font-size-complex="10pt" style:font-style-complex="normal"/>
    </style:style>
    <style:style style:name="P87"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78484f" style:font-size-asian="10pt" style:font-style-asian="normal" style:font-size-complex="10pt" style:font-style-complex="normal"/>
    </style:style>
    <style:style style:name="P88"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769706" style:font-size-asian="10pt" style:font-style-asian="normal" style:font-size-complex="10pt" style:font-style-complex="normal"/>
    </style:style>
    <style:style style:name="P89"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2c31c" officeooo:paragraph-rsid="00769706" style:font-size-asian="10pt" style:font-style-asian="normal" style:font-size-complex="10pt" style:font-style-complex="normal"/>
    </style:style>
    <style:style style:name="P90"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501534" officeooo:paragraph-rsid="007520a0" style:font-size-asian="10pt" style:font-style-asian="normal" style:font-size-complex="10pt" style:font-style-complex="normal"/>
    </style:style>
    <style:style style:name="P91"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4dfd8f" officeooo:paragraph-rsid="007520a0" style:font-size-asian="10pt" style:font-style-asian="normal" style:font-size-complex="10pt" style:font-style-complex="normal"/>
    </style:style>
    <style:style style:name="P92" style:family="paragraph" style:parent-style-name="Standard">
      <style:paragraph-properties fo:margin-left="0cm" fo:text-align="justify" style:justify-single-word="false" fo:text-indent="0cm" style:auto-text-indent="false" fo:break-before="page">
        <style:tab-stops/>
      </style:paragraph-properties>
      <style:text-properties fo:color="#000000" loext:opacity="100%" fo:font-size="10pt" fo:language="gl" fo:country="ES" fo:font-style="normal" officeooo:rsid="0020a919" officeooo:paragraph-rsid="00595eaa" style:font-size-asian="10pt" style:font-style-asian="normal" style:font-size-complex="10pt" style:font-style-complex="normal"/>
    </style:style>
    <style:style style:name="P93"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style:text-underline-style="none" fo:font-weight="normal" officeooo:rsid="0020a919" officeooo:paragraph-rsid="007a2d79" style:font-size-asian="10pt" style:font-style-asian="normal" style:font-weight-asian="normal" style:font-size-complex="10pt" style:font-style-complex="normal" style:font-weight-complex="normal"/>
    </style:style>
    <style:style style:name="P94"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style:text-underline-style="none" fo:font-weight="normal" officeooo:rsid="0020a919" officeooo:paragraph-rsid="007b405e" style:font-size-asian="10pt" style:font-style-asian="normal" style:font-weight-asian="normal" style:font-size-complex="10pt" style:font-style-complex="normal" style:font-weight-complex="normal"/>
    </style:style>
    <style:style style:name="P9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fo:font-weight="normal" officeooo:rsid="0020a919" officeooo:paragraph-rsid="007a2d79" style:font-size-asian="10pt" style:font-style-asian="normal" style:font-weight-asian="normal" style:font-size-complex="10pt" style:font-style-complex="normal" style:font-weight-complex="normal"/>
    </style:style>
    <style:style style:name="P9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595eaa" officeooo:paragraph-rsid="00427218" style:font-size-asian="10pt" style:font-style-asian="normal" style:font-weight-asian="bold" style:font-size-complex="10pt" style:font-style-complex="normal" style:font-weight-complex="bold"/>
    </style:style>
    <style:style style:name="P97"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4dfd8f" officeooo:paragraph-rsid="007520a0" style:font-size-asian="10pt" style:font-style-asian="normal" style:font-size-complex="10pt" style:font-style-complex="normal"/>
    </style:style>
    <style:style style:name="P98" style:family="paragraph" style:parent-style-name="Standard">
      <style:paragraph-properties fo:margin-left="0cm" fo:text-align="start" style:justify-single-word="false" fo:text-indent="0cm" style:auto-text-indent="false" fo:break-before="page">
        <style:tab-stops/>
      </style:paragraph-properties>
      <style:text-properties fo:color="#000000" loext:opacity="100%" fo:font-size="10pt" fo:language="gl" fo:country="ES" fo:font-style="normal" officeooo:rsid="004dfd8f" officeooo:paragraph-rsid="007520a0" fo:background-color="transparent" style:font-size-asian="10pt" style:font-style-asian="normal" style:font-size-complex="10pt" style:font-style-complex="normal"/>
    </style:style>
    <style:style style:name="P99"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fo:font-weight="normal" officeooo:rsid="007a2d79" officeooo:paragraph-rsid="007a2d79" fo:background-color="transparent" style:font-size-asian="10pt" style:font-style-asian="normal" style:font-weight-asian="normal" style:font-size-complex="10pt" style:font-style-complex="normal" style:font-weight-complex="normal"/>
    </style:style>
    <style:style style:name="P100"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20a919" officeooo:paragraph-rsid="00733f79" fo:background-color="#ff0000" style:font-size-asian="10pt" style:font-style-asian="normal" style:font-weight-asian="bold" style:font-size-complex="10pt" style:font-style-complex="normal" style:font-weight-complex="bold"/>
    </style:style>
    <style:style style:name="P101"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fo:font-weight="bold" officeooo:rsid="0020a919" officeooo:paragraph-rsid="00733f79" fo:background-color="transparent" style:font-size-asian="10pt" style:font-style-asian="normal" style:font-weight-asian="bold" style:font-size-complex="10pt" style:font-style-complex="normal" style:font-weight-complex="bold"/>
    </style:style>
    <style:style style:name="P10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fo:font-weight="normal" officeooo:rsid="007a2d79" officeooo:paragraph-rsid="007e571d" fo:background-color="transparent" style:font-size-asian="10pt" style:font-style-asian="normal" style:font-weight-asian="normal" style:font-size-complex="10pt" style:font-style-complex="normal" style:font-weight-complex="normal"/>
    </style:style>
    <style:style style:name="P103"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4dfd8f" officeooo:paragraph-rsid="0071f22e" style:font-size-asian="10pt" style:font-style-asian="normal" style:font-size-complex="10pt" style:font-style-complex="normal"/>
    </style:style>
    <style:style style:name="P104" style:family="paragraph" style:parent-style-name="Standard">
      <style:paragraph-properties fo:margin-left="0cm" fo:text-align="justify" style:justify-single-word="false" fo:text-indent="0cm" style:auto-text-indent="false" fo:break-before="page">
        <style:tab-stops/>
      </style:paragraph-properties>
      <style:text-properties fo:color="#ff0000" loext:opacity="100%" fo:font-size="10pt" fo:language="gl" fo:country="ES" style:font-size-asian="10pt" style:font-size-complex="10pt"/>
    </style:style>
    <style:style style:name="P10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0fb4a9" officeooo:paragraph-rsid="000fb4a9" style:font-size-asian="10pt" style:font-style-asian="normal" style:font-size-complex="10pt" style:font-style-complex="normal"/>
    </style:style>
    <style:style style:name="P106"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0fb4a9" officeooo:paragraph-rsid="0019ee2d" style:font-size-asian="10pt" style:font-style-asian="normal" style:font-size-complex="10pt" style:font-style-complex="normal"/>
    </style:style>
    <style:style style:name="P107"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119f98" officeooo:paragraph-rsid="00119f98" style:font-size-asian="10pt" style:font-style-asian="normal" style:font-size-complex="10pt" style:font-style-complex="normal"/>
    </style:style>
    <style:style style:name="P108"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1b26fd" officeooo:paragraph-rsid="001b26fd" style:font-size-asian="10pt" style:font-style-asian="normal" style:font-size-complex="10pt" style:font-style-complex="normal"/>
    </style:style>
    <style:style style:name="P109"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1b26fd" officeooo:paragraph-rsid="005bd209" style:font-size-asian="10pt" style:font-style-asian="normal" style:font-size-complex="10pt" style:font-style-complex="normal"/>
    </style:style>
    <style:style style:name="P110"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1b26fd" officeooo:paragraph-rsid="001b26fd" style:font-size-asian="10pt" style:font-style-asian="normal" style:font-size-complex="10pt" style:font-style-complex="normal"/>
    </style:style>
    <style:style style:name="P111"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35c76" officeooo:paragraph-rsid="003eb0fc" style:font-size-asian="10pt" style:font-style-asian="normal" style:font-size-complex="10pt" style:font-style-complex="normal"/>
    </style:style>
    <style:style style:name="P112"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c0f42" officeooo:paragraph-rsid="003eb0fc" style:font-size-asian="10pt" style:font-style-asian="normal" style:font-size-complex="10pt" style:font-style-complex="normal"/>
    </style:style>
    <style:style style:name="P113"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c0f42" officeooo:paragraph-rsid="002c0f42" style:font-size-asian="10pt" style:font-style-asian="normal" style:font-size-complex="10pt" style:font-style-complex="normal"/>
    </style:style>
    <style:style style:name="P114"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e0804" officeooo:paragraph-rsid="002e0804" style:font-size-asian="10pt" style:font-style-asian="normal" style:font-size-complex="10pt" style:font-style-complex="normal"/>
    </style:style>
    <style:style style:name="P115" style:family="paragraph" style:parent-style-name="Standard">
      <style:paragraph-properties fo:margin-left="0cm" fo:line-height="150%" fo:text-align="justify" style:justify-single-word="false" fo:text-indent="0cm" style:auto-text-indent="false" fo:break-before="page">
        <style:tab-stops/>
      </style:paragraph-properties>
      <style:text-properties fo:color="#000000" loext:opacity="100%" fo:font-size="10pt" fo:language="gl" fo:country="ES" fo:font-style="normal" officeooo:rsid="002e9fb6" officeooo:paragraph-rsid="002e9fb6" style:font-size-asian="10pt" style:font-style-asian="normal" style:font-size-complex="10pt" style:font-style-complex="normal"/>
    </style:style>
    <style:style style:name="P116"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e9fb6" officeooo:paragraph-rsid="00472151" style:font-size-asian="10pt" style:font-style-asian="normal" style:font-size-complex="10pt" style:font-style-complex="normal"/>
    </style:style>
    <style:style style:name="P117"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03f8f" officeooo:paragraph-rsid="00472151" style:font-size-asian="10pt" style:font-style-asian="normal" style:font-size-complex="10pt" style:font-style-complex="normal"/>
    </style:style>
    <style:style style:name="P118"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officeooo:rsid="00316778" officeooo:paragraph-rsid="00316778" style:font-size-asian="10pt" style:font-style-asian="normal" style:font-size-complex="10pt" style:font-style-complex="normal"/>
    </style:style>
    <style:style style:name="P119"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16778" officeooo:paragraph-rsid="00316778" style:font-size-asian="10pt" style:font-style-asian="normal" style:font-size-complex="10pt" style:font-style-complex="normal"/>
    </style:style>
    <style:style style:name="P120"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4f698" officeooo:paragraph-rsid="00316778" style:font-size-asian="10pt" style:font-style-asian="normal" style:font-size-complex="10pt" style:font-style-complex="normal"/>
    </style:style>
    <style:style style:name="P121"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1b26fd" officeooo:paragraph-rsid="0032c856" style:font-size-asian="10pt" style:font-style-asian="normal" style:font-size-complex="10pt" style:font-style-complex="normal"/>
    </style:style>
    <style:style style:name="P122"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2c856" officeooo:paragraph-rsid="003a7bb4" style:font-size-asian="10pt" style:font-style-asian="normal" style:font-size-complex="10pt" style:font-style-complex="normal"/>
    </style:style>
    <style:style style:name="P123"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1b26fd" officeooo:paragraph-rsid="003a7bb4" style:font-size-asian="10pt" style:font-style-asian="normal" style:font-size-complex="10pt" style:font-style-complex="normal"/>
    </style:style>
    <style:style style:name="P124" style:family="paragraph" style:parent-style-name="Standard">
      <style:paragraph-properties fo:margin-left="0cm" fo:text-indent="0cm" style:auto-text-indent="false">
        <style:tab-stops/>
      </style:paragraph-properties>
      <style:text-properties fo:color="#ff0000" loext:opacity="100%" fo:font-style="italic" style:font-style-asian="italic"/>
    </style:style>
    <style:style style:name="P125" style:family="paragraph" style:parent-style-name="Standard">
      <style:paragraph-properties fo:margin-left="0cm" fo:text-align="justify" style:justify-single-word="false" fo:text-indent="0.25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126" style:family="paragraph" style:parent-style-name="Standard">
      <style:paragraph-properties fo:margin-left="0cm" fo:text-align="justify" style:justify-single-word="false" fo:text-indent="0.25cm" style:auto-text-indent="false">
        <style:tab-stops/>
      </style:paragraph-properties>
      <style:text-properties fo:color="#ff0000" loext:opacity="100%" fo:font-size="10pt" fo:language="gl" fo:country="ES" style:font-size-asian="10pt" style:font-size-complex="10pt"/>
    </style:style>
    <style:style style:name="P127"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font-size-asian="10pt" style:font-style-asian="normal" style:font-size-complex="10pt" style:font-style-complex="normal"/>
    </style:style>
    <style:style style:name="P128" style:family="paragraph" style:parent-style-name="Table_20_Contents">
      <loext:graphic-properties draw:fill="none"/>
      <style:paragraph-properties fo:margin-left="0.9cm" fo:margin-right="0.3cm" fo:margin-top="0cm" fo:margin-bottom="0.011cm" style:contextual-spacing="false" fo:line-height="150%" fo:text-align="start"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29" style:family="paragraph" style:parent-style-name="Table_20_Contents">
      <loext:graphic-properties draw:fill="none"/>
      <style:paragraph-properties fo:margin-left="0.4cm" fo:margin-right="0cm" fo:margin-top="0cm" fo:margin-bottom="0.011cm" style:contextual-spacing="false" fo:line-height="150%" fo:text-align="start" style:justify-single-word="false" fo:orphans="2" fo:widows="2" fo:hyphenation-ladder-count="no-limit" fo:hyphenation-keep="auto" loext:hyphenation-keep-type="column" fo:text-indent="0.101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30" style:family="paragraph" style:parent-style-name="Table_20_Contents">
      <loext:graphic-properties draw:fill="none"/>
      <style:paragraph-properties fo:margin-left="-0.3cm" fo:margin-right="0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31" style:family="paragraph" style:parent-style-name="Table_20_Contents">
      <loext:graphic-properties draw:fill="none"/>
      <style:paragraph-properties fo:margin-left="0.101cm" fo:margin-right="0.101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32"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officeooo:rsid="006612c4" officeooo:paragraph-rsid="006612c4" style:font-size-asian="10pt" style:font-size-complex="10pt" fo:hyphenate="false" loext:hyphenation-no-caps="false" loext:hyphenation-no-last-word="false" loext:hyphenation-word-char-count="no-limit" loext:hyphenation-zone="no-limit"/>
    </style:style>
    <style:style style:name="P133" style:family="paragraph" style:parent-style-name="Table_20_Contents">
      <style:paragraph-properties fo:margin-top="0cm" fo:margin-bottom="0.011cm" style:contextual-spacing="false" fo:line-height="150%" fo:text-align="center" style:justify-single-word="false"/>
      <style:text-properties fo:font-size="10pt" officeooo:rsid="004816f4" officeooo:paragraph-rsid="004816f4" style:font-size-asian="10pt" style:font-size-complex="10pt"/>
    </style:style>
    <style:style style:name="P134" style:family="paragraph" style:parent-style-name="Table_20_Contents">
      <style:paragraph-properties fo:margin-top="0cm" fo:margin-bottom="0.011cm" style:contextual-spacing="false" fo:line-height="150%" fo:text-align="center" style:justify-single-word="false"/>
      <style:text-properties fo:font-size="10pt" officeooo:rsid="006612c4" officeooo:paragraph-rsid="0067b992" style:font-size-asian="10pt" style:font-size-complex="10pt"/>
    </style:style>
    <style:style style:name="P135" style:family="paragraph" style:parent-style-name="Table_20_Contents">
      <style:paragraph-properties fo:margin-top="0cm" fo:margin-bottom="0.011cm" style:contextual-spacing="false" fo:line-height="150%" fo:text-align="center" style:justify-single-word="false"/>
      <style:text-properties fo:font-size="10pt" officeooo:rsid="006612c4" officeooo:paragraph-rsid="006612c4" style:font-size-asian="10pt" style:font-size-complex="10pt"/>
    </style:style>
    <style:style style:name="P136"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officeooo:rsid="0067b992" officeooo:paragraph-rsid="0067b992" style:font-size-asian="10pt" style:font-size-complex="10pt" fo:hyphenate="false" loext:hyphenation-no-caps="false" loext:hyphenation-no-last-word="false" loext:hyphenation-word-char-count="no-limit" loext:hyphenation-zone="no-limit"/>
    </style:style>
    <style:style style:name="P137" style:family="paragraph" style:parent-style-name="Table_20_Contents">
      <style:paragraph-properties fo:margin-top="0cm" fo:margin-bottom="0.011cm" style:contextual-spacing="false" fo:line-height="150%" fo:text-align="center" style:justify-single-word="false"/>
      <style:text-properties fo:font-size="10pt" officeooo:rsid="0067b992" officeooo:paragraph-rsid="0067b992" style:font-size-asian="10pt" style:font-size-complex="10pt"/>
    </style:style>
    <style:style style:name="P138" style:family="paragraph" style:parent-style-name="Table_20_Contents">
      <style:paragraph-properties fo:margin-top="0cm" fo:margin-bottom="0.011cm" style:contextual-spacing="false" fo:line-height="150%" fo:text-align="center" style:justify-single-word="false"/>
      <style:text-properties fo:font-size="10pt" officeooo:rsid="004816f4" officeooo:paragraph-rsid="006a9cad" style:font-size-asian="10pt" style:font-size-complex="10pt"/>
    </style:style>
    <style:style style:name="P139"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3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40" style:family="paragraph" style:parent-style-name="Table_20_Contents">
      <loext:graphic-properties draw:fill="none"/>
      <style:paragraph-properties fo:margin-left="0.101cm" fo:margin-right="0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41"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101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42"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43" style:family="paragraph" style:parent-style-name="Table_20_Contents">
      <style:paragraph-properties fo:text-align="justify" style:justify-single-word="false"/>
      <style:text-properties fo:font-size="10pt" fo:font-weight="bold" officeooo:paragraph-rsid="004816f4" style:font-size-asian="10pt" style:font-weight-asian="bold" style:font-size-complex="10pt" style:font-weight-complex="bold"/>
    </style:style>
    <style:style style:name="P144" style:family="paragraph" style:parent-style-name="Table_20_Contents">
      <style:paragraph-properties fo:text-align="justify" style:justify-single-word="false"/>
      <style:text-properties fo:font-size="10pt" officeooo:rsid="004816f4" officeooo:paragraph-rsid="004816f4" style:font-size-asian="10pt" style:font-size-complex="10pt"/>
    </style:style>
    <style:style style:name="P145" style:family="paragraph" style:parent-style-name="Standard" style:master-page-name="">
      <style:paragraph-properties fo:margin-left="0cm" fo:text-align="justify" style:justify-single-word="false" fo:text-indent="0.25cm" style:auto-text-indent="false" style:page-number="auto">
        <style:tab-stops/>
      </style:paragraph-properties>
      <style:text-properties fo:color="#ff0000" loext:opacity="100%" fo:font-size="10pt" fo:language="gl" fo:country="ES" fo:font-style="italic" officeooo:paragraph-rsid="004816f4" style:font-size-asian="10pt" style:font-style-asian="italic" style:font-size-complex="10pt"/>
    </style:style>
    <style:style style:name="P146" style:family="paragraph" style:parent-style-name="Párrafo_20_de_20_lista">
      <style:paragraph-properties fo:margin-left="0cm" fo:text-indent="0cm" style:auto-text-indent="false">
        <style:tab-stops/>
      </style:paragraph-properties>
      <style:text-properties fo:color="#ff3333" loext:opacity="100%" fo:font-size="10pt" fo:language="gl" fo:country="ES" style:font-size-asian="10pt" style:font-size-complex="10pt"/>
    </style:style>
    <style:style style:name="P147" style:family="paragraph" style:parent-style-name="Párrafo_20_de_20_lista">
      <style:paragraph-properties fo:margin-left="0cm" fo:line-height="150%" fo:text-indent="0cm" style:auto-text-indent="false">
        <style:tab-stops/>
      </style:paragraph-properties>
      <style:text-properties fo:color="#000000" loext:opacity="100%" fo:font-size="10pt" fo:language="gl" fo:country="ES" officeooo:rsid="000e55d4" officeooo:paragraph-rsid="000e55d4" style:font-size-asian="10pt" style:font-size-complex="10pt"/>
    </style:style>
    <style:style style:name="P148" style:family="paragraph" style:parent-style-name="Párrafo_20_de_20_lista">
      <style:paragraph-properties fo:margin-left="0cm" fo:text-indent="0cm" style:auto-text-indent="false">
        <style:tab-stops/>
      </style:paragraph-properties>
      <style:text-properties fo:color="#ff3333" loext:opacity="100%" fo:font-size="10pt" fo:language="gl" fo:country="ES" officeooo:rsid="0061fd12" officeooo:paragraph-rsid="0061fd12" style:font-size-asian="10pt" style:font-size-complex="10pt"/>
    </style:style>
    <style:style style:name="P149" style:family="paragraph" style:parent-style-name="Standard">
      <style:paragraph-properties fo:margin-left="0cm" fo:text-align="justify" style:justify-single-word="false" fo:text-indent="0cm" style:auto-text-indent="false">
        <style:tab-stops/>
      </style:paragraph-properties>
    </style:style>
    <style:style style:name="T1" style:family="text">
      <style:text-properties fo:font-size="10pt" style:font-name-asian="Arial" style:font-size-asian="10pt" style:font-name-complex="Arial" style:font-size-complex="10pt"/>
    </style:style>
    <style:style style:name="T2" style:family="text">
      <style:text-properties style:font-name="Verdana" fo:font-size="10pt" style:font-size-asian="10pt" style:font-size-complex="10pt"/>
    </style:style>
    <style:style style:name="T3" style:family="text">
      <style:text-properties officeooo:rsid="0012a219"/>
    </style:style>
    <style:style style:name="T4" style:family="text">
      <style:text-properties fo:color="#365f91" loext:opacity="100%" fo:font-size="11pt" fo:font-weight="bold" style:font-size-asian="11pt" style:font-weight-asian="bold" style:font-size-complex="11pt"/>
    </style:style>
    <style:style style:name="T5" style:family="text">
      <style:text-properties officeooo:rsid="00638ef2"/>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officeooo:rsid="0006f25b" style:font-weight-asian="bold" style:font-weight-complex="bold"/>
    </style:style>
    <style:style style:name="T8" style:family="text">
      <style:text-properties officeooo:rsid="00054506"/>
    </style:style>
    <style:style style:name="T9" style:family="text">
      <style:text-properties officeooo:rsid="008baea2"/>
    </style:style>
    <style:style style:name="T10" style:family="text">
      <style:text-properties officeooo:rsid="00853c8a"/>
    </style:style>
    <style:style style:name="T11" style:family="text">
      <style:text-properties officeooo:rsid="0086c395"/>
    </style:style>
    <style:style style:name="T12" style:family="text">
      <style:text-properties officeooo:rsid="0087236a"/>
    </style:style>
    <style:style style:name="T13" style:family="text">
      <style:text-properties officeooo:rsid="0088f760"/>
    </style:style>
    <style:style style:name="T14" style:family="text">
      <style:text-properties officeooo:rsid="008a3341"/>
    </style:style>
    <style:style style:name="T15" style:family="text">
      <style:text-properties officeooo:rsid="000a5de1"/>
    </style:style>
    <style:style style:name="T16" style:family="text">
      <style:text-properties officeooo:rsid="008afc83"/>
    </style:style>
    <style:style style:name="T17" style:family="text">
      <style:text-properties officeooo:rsid="000c378f"/>
    </style:style>
    <style:style style:name="T18" style:family="text">
      <style:text-properties officeooo:rsid="000d7d7b"/>
    </style:style>
    <style:style style:name="T19" style:family="text">
      <style:text-properties officeooo:rsid="00644343"/>
    </style:style>
    <style:style style:name="T20" style:family="text">
      <style:text-properties officeooo:rsid="0015d1df"/>
    </style:style>
    <style:style style:name="T21" style:family="text">
      <style:text-properties officeooo:rsid="00144eb9"/>
    </style:style>
    <style:style style:name="T22" style:family="text">
      <style:text-properties fo:color="#ff0000" loext:opacity="100%" fo:font-size="10pt" fo:language="gl" fo:country="ES" style:font-size-asian="10pt" style:font-size-complex="10pt"/>
    </style:style>
    <style:style style:name="T23" style:family="text">
      <style:text-properties fo:color="#ff0000" loext:opacity="100%" style:text-line-through-style="none" style:text-line-through-type="none" fo:font-size="10pt" fo:language="gl" fo:country="ES" style:text-underline-mode="continuous" style:text-overline-mode="continuous" style:text-line-through-mode="continuous" style:font-size-asian="10pt" style:font-size-complex="10pt"/>
    </style:style>
    <style:style style:name="T24" style:family="text">
      <style:text-properties fo:color="#000000" loext:opacity="100%" fo:font-size="10pt" fo:language="gl" fo:country="ES" officeooo:rsid="00169acd" style:font-size-asian="10pt" style:font-size-complex="10pt"/>
    </style:style>
    <style:style style:name="T25" style:family="text">
      <style:text-properties fo:color="#000000" loext:opacity="100%" fo:font-size="10pt" fo:language="gl" fo:country="ES" officeooo:rsid="00638fb7" style:font-size-asian="10pt" style:font-size-complex="10pt"/>
    </style:style>
    <style:style style:name="T26" style:family="text">
      <style:text-properties fo:color="#000000" loext:opacity="100%" fo:font-size="10pt" fo:language="gl" fo:country="ES" officeooo:rsid="00644343" style:font-size-asian="10pt" style:font-size-complex="10pt"/>
    </style:style>
    <style:style style:name="T27" style:family="text">
      <style:text-properties fo:color="#000000" loext:opacity="100%" fo:font-size="10pt" fo:language="gl" fo:country="ES" officeooo:rsid="001d01ac" style:font-size-asian="10pt" style:font-size-complex="10pt"/>
    </style:style>
    <style:style style:name="T28" style:family="text">
      <style:text-properties officeooo:rsid="004debfe"/>
    </style:style>
    <style:style style:name="T29" style:family="text">
      <style:text-properties officeooo:rsid="006c8943"/>
    </style:style>
    <style:style style:name="T30" style:family="text">
      <style:text-properties fo:color="#000000" loext:opacity="100%" fo:font-size="10pt" fo:language="gl" fo:country="ES" fo:font-style="normal" officeooo:rsid="0026ccd6" style:font-size-asian="10pt" style:font-style-asian="normal" style:font-size-complex="10pt" style:font-style-complex="normal"/>
    </style:style>
    <style:style style:name="T31" style:family="text">
      <style:text-properties fo:color="#000000" loext:opacity="100%" fo:font-size="10pt" fo:language="gl" fo:country="ES" fo:font-style="normal" officeooo:rsid="00460726" style:font-size-asian="10pt" style:font-style-asian="normal" style:font-size-complex="10pt" style:font-style-complex="normal"/>
    </style:style>
    <style:style style:name="T32" style:family="text">
      <style:text-properties officeooo:rsid="004ef6b6"/>
    </style:style>
    <style:style style:name="T33" style:family="text">
      <style:text-properties officeooo:rsid="00227daf"/>
    </style:style>
    <style:style style:name="T34" style:family="text">
      <style:text-properties style:text-underline-style="solid" style:text-underline-width="auto" style:text-underline-color="font-color" fo:font-weight="bold" officeooo:rsid="00260f89" style:font-weight-asian="bold" style:font-weight-complex="bold"/>
    </style:style>
    <style:style style:name="T35" style:family="text">
      <style:text-properties officeooo:rsid="0022b0bc"/>
    </style:style>
    <style:style style:name="T36" style:family="text">
      <style:text-properties style:text-underline-style="none" officeooo:rsid="0022b0bc"/>
    </style:style>
    <style:style style:name="T37" style:family="text">
      <style:text-properties style:text-underline-style="solid" style:text-underline-width="auto" style:text-underline-color="font-color" officeooo:rsid="0022b0bc"/>
    </style:style>
    <style:style style:name="T38" style:family="text">
      <style:text-properties officeooo:rsid="0022c31c"/>
    </style:style>
    <style:style style:name="T39" style:family="text">
      <style:text-properties style:text-underline-style="solid" style:text-underline-width="auto" style:text-underline-color="font-color" officeooo:rsid="0022c31c"/>
    </style:style>
    <style:style style:name="T40" style:family="text">
      <style:text-properties officeooo:rsid="006fdc23"/>
    </style:style>
    <style:style style:name="T41" style:family="text">
      <style:text-properties officeooo:rsid="007083df"/>
    </style:style>
    <style:style style:name="T42" style:family="text">
      <style:text-properties officeooo:rsid="006d7f6b"/>
    </style:style>
    <style:style style:name="T43" style:family="text">
      <style:text-properties officeooo:rsid="007520a0"/>
    </style:style>
    <style:style style:name="T44" style:family="text">
      <style:text-properties officeooo:rsid="00427218"/>
    </style:style>
    <style:style style:name="T45" style:family="text">
      <style:text-properties style:text-underline-style="none" officeooo:rsid="00767bfc"/>
    </style:style>
    <style:style style:name="T46" style:family="text">
      <style:text-properties style:text-underline-style="solid" style:text-underline-width="auto" style:text-underline-color="font-color" officeooo:rsid="00501534"/>
    </style:style>
    <style:style style:name="T47" style:family="text">
      <style:text-properties officeooo:rsid="0052ee60"/>
    </style:style>
    <style:style style:name="T48" style:family="text">
      <style:text-properties officeooo:rsid="00767bfc"/>
    </style:style>
    <style:style style:name="T49" style:family="text">
      <style:text-properties officeooo:rsid="00536e99"/>
    </style:style>
    <style:style style:name="T50" style:family="text">
      <style:text-properties officeooo:rsid="005681ef"/>
    </style:style>
    <style:style style:name="T51" style:family="text">
      <style:text-properties officeooo:rsid="00769706"/>
    </style:style>
    <style:style style:name="T52" style:family="text">
      <style:text-properties style:text-underline-style="none" officeooo:rsid="007520a0"/>
    </style:style>
    <style:style style:name="T53" style:family="text">
      <style:text-properties officeooo:rsid="00501534"/>
    </style:style>
    <style:style style:name="T54" style:family="text">
      <style:text-properties officeooo:rsid="0054f137"/>
    </style:style>
    <style:style style:name="T55" style:family="text">
      <style:text-properties officeooo:rsid="0078a3f6"/>
    </style:style>
    <style:style style:name="T56" style:family="text">
      <style:text-properties officeooo:rsid="0078be1d"/>
    </style:style>
    <style:style style:name="T57" style:family="text">
      <style:text-properties officeooo:rsid="0090601b"/>
    </style:style>
    <style:style style:name="T58" style:family="text">
      <style:text-properties style:text-underline-style="solid" style:text-underline-width="auto" style:text-underline-color="font-color" officeooo:rsid="0090601b"/>
    </style:style>
    <style:style style:name="T59" style:family="text">
      <style:text-properties officeooo:rsid="00921a51"/>
    </style:style>
    <style:style style:name="T60" style:family="text">
      <style:text-properties style:text-underline-style="solid" style:text-underline-width="auto" style:text-underline-color="font-color"/>
    </style:style>
    <style:style style:name="T61" style:family="text">
      <style:text-properties style:text-underline-style="solid" style:text-underline-width="auto" style:text-underline-color="font-color" officeooo:rsid="00769706"/>
    </style:style>
    <style:style style:name="T62" style:family="text">
      <style:text-properties officeooo:rsid="0078484f"/>
    </style:style>
    <style:style style:name="T63" style:family="text">
      <style:text-properties officeooo:rsid="00564980"/>
    </style:style>
    <style:style style:name="T64" style:family="text">
      <style:text-properties officeooo:rsid="0071f22e"/>
    </style:style>
    <style:style style:name="T65" style:family="text">
      <style:text-properties officeooo:rsid="007c75fa"/>
    </style:style>
    <style:style style:name="T66" style:family="text">
      <style:text-properties officeooo:rsid="00740f7d"/>
    </style:style>
    <style:style style:name="T67" style:family="text">
      <style:text-properties style:text-underline-style="solid" style:text-underline-width="auto" style:text-underline-color="font-color" fo:font-weight="bold" officeooo:rsid="007520a0" style:font-weight-asian="bold" style:font-weight-complex="bold"/>
    </style:style>
    <style:style style:name="T68" style:family="text">
      <style:text-properties style:text-underline-style="solid" style:text-underline-width="auto" style:text-underline-color="font-color" fo:font-weight="bold" officeooo:rsid="00595eaa" style:font-weight-asian="bold" style:font-weight-complex="bold"/>
    </style:style>
    <style:style style:name="T69" style:family="text">
      <style:text-properties style:text-underline-style="solid" style:text-underline-width="auto" style:text-underline-color="font-color" officeooo:rsid="006d7f6b"/>
    </style:style>
    <style:style style:name="T70" style:family="text">
      <style:text-properties style:text-underline-style="solid" style:text-underline-width="auto" style:text-underline-color="font-color" officeooo:rsid="006dec2b"/>
    </style:style>
    <style:style style:name="T71" style:family="text">
      <style:text-properties officeooo:rsid="006dec2b"/>
    </style:style>
    <style:style style:name="T72" style:family="text">
      <style:text-properties officeooo:rsid="006fd0c3"/>
    </style:style>
    <style:style style:name="T73" style:family="text">
      <style:text-properties officeooo:rsid="0070c47a"/>
    </style:style>
    <style:style style:name="T74" style:family="text">
      <style:text-properties officeooo:rsid="00719edc"/>
    </style:style>
    <style:style style:name="T75" style:family="text">
      <style:text-properties style:text-underline-style="solid" style:text-underline-width="auto" style:text-underline-color="font-color" fo:font-weight="bold" officeooo:rsid="00733f79" style:font-weight-asian="bold" style:font-weight-complex="bold"/>
    </style:style>
    <style:style style:name="T76" style:family="text">
      <style:text-properties style:text-underline-style="solid" style:text-underline-width="auto" style:text-underline-color="font-color" fo:font-weight="bold" officeooo:rsid="0020a919" style:font-weight-asian="bold" style:font-weight-complex="bold"/>
    </style:style>
    <style:style style:name="T77" style:family="text">
      <style:text-properties officeooo:rsid="00733f79"/>
    </style:style>
    <style:style style:name="T78" style:family="text">
      <style:text-properties officeooo:rsid="007e571d"/>
    </style:style>
    <style:style style:name="T79" style:family="text">
      <style:text-properties officeooo:rsid="0083b9e5"/>
    </style:style>
    <style:style style:name="T80" style:family="text">
      <style:text-properties officeooo:rsid="0019ee2d"/>
    </style:style>
    <style:style style:name="T81" style:family="text">
      <style:text-properties style:text-line-through-style="none" style:text-line-through-type="none" officeooo:rsid="0019ee2d"/>
    </style:style>
    <style:style style:name="T82" style:family="text">
      <style:text-properties style:text-underline-style="solid" style:text-underline-width="auto" style:text-underline-color="font-color" officeooo:rsid="0019ee2d"/>
    </style:style>
    <style:style style:name="T83" style:family="text">
      <style:text-properties officeooo:rsid="003afbb1"/>
    </style:style>
    <style:style style:name="T84" style:family="text">
      <style:text-properties officeooo:rsid="001b26fd"/>
    </style:style>
    <style:style style:name="T85" style:family="text">
      <style:text-properties style:text-underline-style="none"/>
    </style:style>
    <style:style style:name="T86" style:family="text">
      <style:text-properties style:text-underline-style="solid" style:text-underline-width="auto" style:text-underline-color="font-color" officeooo:rsid="005bd209"/>
    </style:style>
    <style:style style:name="T87" style:family="text">
      <style:text-properties style:text-underline-style="none" officeooo:rsid="005bd209"/>
    </style:style>
    <style:style style:name="T88" style:family="text">
      <style:text-properties style:text-underline-style="none" officeooo:rsid="002c0f42"/>
    </style:style>
    <style:style style:name="T89" style:family="text">
      <style:text-properties officeooo:rsid="003eb0fc"/>
    </style:style>
    <style:style style:name="T90" style:family="text">
      <style:text-properties style:text-underline-style="none" officeooo:rsid="003f37bf"/>
    </style:style>
    <style:style style:name="T91" style:family="text">
      <style:text-properties style:text-underline-style="none" officeooo:rsid="006612c4"/>
    </style:style>
    <style:style style:name="T92" style:family="text">
      <style:text-properties officeooo:rsid="00303f8f"/>
    </style:style>
    <style:style style:name="T93" style:family="text">
      <style:text-properties style:text-underline-style="solid" style:text-underline-width="auto" style:text-underline-color="font-color" officeooo:rsid="002eb289"/>
    </style:style>
    <style:style style:name="T94" style:family="text">
      <style:text-properties officeooo:rsid="003f37bf"/>
    </style:style>
    <style:style style:name="T95" style:family="text">
      <style:text-properties style:text-underline-style="none" officeooo:rsid="00303f8f"/>
    </style:style>
    <style:style style:name="T96" style:family="text">
      <style:text-properties style:text-underline-style="none" officeooo:rsid="00638fb7"/>
    </style:style>
    <style:style style:name="T97" style:family="text">
      <style:text-properties style:text-underline-style="none" officeooo:rsid="0032c856"/>
    </style:style>
    <style:style style:name="T98" style:family="text">
      <style:text-properties style:text-underline-style="none" officeooo:rsid="00119f98"/>
    </style:style>
    <style:style style:name="T99" style:family="text">
      <style:text-properties style:text-underline-style="solid" style:text-underline-width="auto" style:text-underline-color="font-color" fo:font-weight="bold" officeooo:rsid="00316778" style:font-weight-asian="bold" style:font-weight-complex="bold"/>
    </style:style>
    <style:style style:name="T100" style:family="text">
      <style:text-properties style:text-underline-style="none" officeooo:rsid="001b26fd"/>
    </style:style>
    <style:style style:name="T101" style:family="text">
      <style:text-properties officeooo:rsid="0032c856"/>
    </style:style>
    <style:style style:name="T102" style:family="text">
      <style:text-properties style:text-underline-style="solid" style:text-underline-width="auto" style:text-underline-color="font-color" fo:font-weight="bold" officeooo:rsid="003854ed" style:font-weight-asian="bold" style:font-weight-complex="bold"/>
    </style:style>
    <style:style style:name="T103" style:family="text">
      <style:text-properties officeooo:rsid="00119f98"/>
    </style:style>
    <style:style style:name="T104" style:family="text">
      <style:text-properties officeooo:rsid="0039a1e0"/>
    </style:style>
    <style:style style:name="T105" style:family="text">
      <style:text-properties officeooo:rsid="003a7bb4"/>
    </style:style>
    <style:style style:name="T106" style:family="text">
      <style:text-properties style:text-underline-style="solid" style:text-underline-width="auto" style:text-underline-color="font-color" fo:font-weight="bold" officeooo:rsid="0032c856" style:font-weight-asian="bold" style:font-weight-complex="bold"/>
    </style:style>
    <style:style style:name="T107" style:family="text">
      <style:text-properties officeooo:rsid="004816f4"/>
    </style:style>
    <style:style style:name="T108" style:family="text">
      <style:text-properties officeooo:rsid="006a9cad"/>
    </style:style>
    <style:style style:name="T109" style:family="text">
      <style:text-properties officeooo:rsid="007f5c79"/>
    </style:style>
    <style:style style:name="T110" style:family="text">
      <style:text-properties officeooo:rsid="00612159"/>
    </style:style>
    <style:style style:name="T111" style:family="text">
      <style:text-properties fo:font-weight="bold" style:font-weight-asian="bold" style:font-weight-complex="bold"/>
    </style:style>
    <style:style style:name="T112" style:family="text">
      <style:text-properties officeooo:rsid="0068b86b"/>
    </style:style>
    <style:style style:name="T113" style:family="text">
      <style:text-properties fo:color="#ff3333" loext:opacity="100%" fo:font-size="10pt" fo:language="gl" fo:country="ES" style:font-size-asian="10pt" style:font-size-complex="10pt"/>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top"/>Centro educativo</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Código</text:p>
          </table:table-cell>
          <table:table-cell table:style-name="Tabla1.A1" office:value-type="string">
            <text:p text:style-name="P2">Centro</text:p>
          </table:table-cell>
          <table:table-cell table:style-name="Tabla1.A1" office:value-type="string">
            <text:p text:style-name="P2">Concello</text:p>
          </table:table-cell>
          <table:table-cell table:style-name="Tabla1.D1" office:value-type="string">
            <text:p text:style-name="P2">Ano académico</text:p>
          </table:table-cell>
        </table:table-row>
        <table:table-row table:style-name="Tabla1.2">
          <table:table-cell table:style-name="Tabla1.A2" office:value-type="string">
            <text:p text:style-name="P3">15005397</text:p>
          </table:table-cell>
          <table:table-cell table:style-name="Tabla1.A2" office:value-type="string">
            <text:p text:style-name="P4">I.E.S. Fernando Wirtz Suárez</text:p>
          </table:table-cell>
          <table:table-cell table:style-name="Tabla1.A2" office:value-type="string">
            <text:p text:style-name="P5">A Coruña</text:p>
          </table:table-cell>
          <table:table-cell table:style-name="Tabla1.D2" office:value-type="string">
            <text:p text:style-name="P6"><text:span text:style-name="Fuente_20_de_20_párrafo_20_predeter."><text:span text:style-name="T1">2024-2025</text:span></text:span></text:p>
          </table:table-cell>
        </table:table-row>
      </table:table>
      <text:p text:style-name="P7">Ciclo formativo</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8">Código da familia profesional</text:p>
          </table:table-cell>
          <table:table-cell table:style-name="Tabla2.A1" office:value-type="string">
            <text:p text:style-name="P9">Familia profesional</text:p>
          </table:table-cell>
          <table:table-cell table:style-name="Tabla2.A1" office:value-type="string">
            <text:p text:style-name="P10">Código do ciclo formativo</text:p>
          </table:table-cell>
          <table:table-cell table:style-name="Tabla2.A1" office:value-type="string">
            <text:p text:style-name="P11">Ciclo formativo</text:p>
          </table:table-cell>
          <table:table-cell table:style-name="Tabla2.A1" office:value-type="string">
            <text:p text:style-name="P12">Grao</text:p>
          </table:table-cell>
          <table:table-cell table:style-name="Tabla2.F1" office:value-type="string">
            <text:p text:style-name="P9">Réxime</text:p>
          </table:table-cell>
        </table:table-row>
        <table:table-row table:style-name="Tabla2.2">
          <table:table-cell table:style-name="Tabla2.A2" office:value-type="string">
            <text:p text:style-name="P13">IFC</text:p>
          </table:table-cell>
          <table:table-cell table:style-name="Tabla2.A2" office:value-type="string">
            <text:p text:style-name="P14">Informática e comunicacións</text:p>
          </table:table-cell>
          <table:table-cell table:style-name="Tabla2.A2" office:value-type="string">
            <text:p text:style-name="P15">SIFC01</text:p>
          </table:table-cell>
          <table:table-cell table:style-name="Tabla2.A2" office:value-type="string">
            <text:p text:style-name="P3">Desenvolvemento de Aplicacións Web</text:p>
          </table:table-cell>
          <table:table-cell table:style-name="Tabla2.A2" office:value-type="string">
            <text:p text:style-name="P16">Superior</text:p>
          </table:table-cell>
          <table:table-cell table:style-name="Tabla2.F2" office:value-type="string">
            <text:p text:style-name="P16">Ordinario</text:p>
          </table:table-cell>
        </table:table-row>
      </table:table>
      <text:p text:style-name="P7">Módulo profesional e unidades formativas de menor duración (*)</text:p>
      <table:table table:name="Tabla3" table:style-name="Tabla3">
        <table:table-column table:style-name="Tabla3.A"/>
        <table:table-column table:style-name="Tabla3.B"/>
        <table:table-row table:style-name="Tabla3.1">
          <table:table-cell table:style-name="Tabla3.A1" office:value-type="string">
            <text:p text:style-name="P2">Código</text:p>
            <text:p text:style-name="P2">MP/UF</text:p>
          </table:table-cell>
          <table:table-cell table:style-name="Tabla3.B1" office:value-type="string">
            <text:p text:style-name="P2">Nome</text:p>
          </table:table-cell>
        </table:table-row>
        <table:table-row table:style-name="Tabla3.2">
          <table:table-cell table:style-name="Tabla3.A2" office:value-type="string">
            <text:p text:style-name="P3">MP0374</text:p>
          </table:table-cell>
          <table:table-cell table:style-name="Tabla3.B2" office:value-type="string">
            <text:p text:style-name="P17"><text:span text:style-name="fontstyle01"><text:span text:style-name="T2"><text:s/>Proxecto de Desenvolvemento de Aplicacións Web</text:span></text:span></text:p>
            <text:p text:style-name="P4">Equivalencia en créditos ECTS: 5.</text:p>
          </table:table-cell>
        </table:table-row>
      </table:table>
      <text:p text:style-name="P7">Profesorado responsable</text:p>
      <table:table table:name="Tabla4" table:style-name="Tabla4">
        <table:table-column table:style-name="Tabla4.A"/>
        <table:table-column table:style-name="Tabla4.B"/>
        <table:table-row table:style-name="Tabla4.1">
          <table:table-cell table:style-name="Tabla4.A1" office:value-type="string">
            <text:p text:style-name="P18">Tutor</text:p>
          </table:table-cell>
          <table:table-cell table:style-name="Tabla4.B1" office:value-type="string">
            <text:p text:style-name="P19">Constantino García Ulla – Javier Ulla Berdullas - Pablo Irimia Rega</text:p>
          </table:table-cell>
        </table:table-row>
      </table:table>
      <text:p text:style-name="P7">Alumno</text:p>
      <table:table table:name="Tabla5" table:style-name="Tabla5">
        <table:table-column table:style-name="Tabla5.A"/>
        <table:table-column table:style-name="Tabla5.B"/>
        <table:table-row table:style-name="Tabla5.1">
          <table:table-cell table:style-name="Tabla5.A1" office:value-type="string">
            <text:p text:style-name="P18">Alumno</text:p>
          </table:table-cell>
          <table:table-cell table:style-name="Tabla5.B1" office:value-type="string">
            <text:p text:style-name="P20">Iván Leal López</text:p>
          </table:table-cell>
        </table:table-row>
      </table:table>
      <text:p text:style-name="P7">Datos do Proxecto</text:p>
      <table:table table:name="Tabla6" table:style-name="Tabla6">
        <table:table-column table:style-name="Tabla6.A"/>
        <table:table-column table:style-name="Tabla6.B"/>
        <table:table-row table:style-name="Tabla6.1">
          <table:table-cell table:style-name="Tabla6.A1" office:value-type="string">
            <text:p text:style-name="P18">Título</text:p>
          </table:table-cell>
          <table:table-cell table:style-name="Tabla6.B1" office:value-type="string">
            <text:p text:style-name="P21"><text:s/><text:span text:style-name="T3">TPCSI</text:span></text:p>
          </table:table-cell>
        </table:table-row>
      </table:table>
      <text:p text:style-name="P22"/>
      <text:p text:style-name="P23"/>
      <text:p text:style-name="P2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CONTROL DE VERSIÓNS:</text:p>
      <table:table table:name="Tabla7" table:style-name="Tabla7">
        <table:table-column table:style-name="Tabla7.A"/>
        <table:table-column table:style-name="Tabla7.B"/>
        <table:table-column table:style-name="Tabla7.C"/>
        <table:table-row>
          <table:table-cell table:style-name="Tabla7.A1" office:value-type="string">
            <text:p text:style-name="P26">Versión</text:p>
          </table:table-cell>
          <table:table-cell table:style-name="Tabla7.A1" office:value-type="string">
            <text:p text:style-name="P27">Data</text:p>
          </table:table-cell>
          <table:table-cell table:style-name="Tabla7.C1" office:value-type="string">
            <text:p text:style-name="P28">Observacións</text:p>
          </table:table-cell>
        </table:table-row>
        <table:table-row>
          <table:table-cell table:style-name="Tabla7.A2" office:value-type="string">
            <text:p text:style-name="P26">V0</text:p>
          </table:table-cell>
          <table:table-cell table:style-name="Tabla7.B2" office:value-type="string">
            <text:p text:style-name="P29">31//03/2025</text:p>
          </table:table-cell>
          <table:table-cell table:style-name="Tabla7.C2" office:value-type="string">
            <text:p text:style-name="P30">Idea inicial do proxecto </text:p>
          </table:table-cell>
        </table:table-row>
        <table:table-row>
          <table:table-cell table:style-name="Tabla7.A3" office:value-type="string">
            <text:p text:style-name="P26">V1</text:p>
          </table:table-cell>
          <table:table-cell table:style-name="Tabla7.B3" office:value-type="string">
            <text:p text:style-name="P31">25/04/2025</text:p>
          </table:table-cell>
          <table:table-cell table:style-name="Tabla7.C3" office:value-type="string">
            <text:p text:style-name="P32">Codificación e Corexido aspectos</text:p>
          </table:table-cell>
        </table:table-row>
        <table:table-row>
          <table:table-cell table:style-name="Tabla7.A4" office:value-type="string">
            <text:p text:style-name="P26">V2</text:p>
          </table:table-cell>
          <table:table-cell table:style-name="Tabla7.B4" office:value-type="string">
            <text:p text:style-name="P33"/>
          </table:table-cell>
          <table:table-cell table:style-name="Tabla7.C4" office:value-type="string">
            <text:p text:style-name="P34"/>
          </table:table-cell>
        </table:table-row>
      </table:table>
      <text:p text:style-name="P35"/>
      <text:p text:style-name="P36"><text:bookmark-start text:name="INDICE"/><text:span text:style-name="Fuente_20_de_20_párrafo_20_predeter."><text:span text:style-name="T4">Índice</text:span></text:span><text:bookmark-end text:name="INDICE"/><text:span text:style-name="Fuente_20_de_20_párrafo_20_predeter."><text:span text:style-name="T4">:</text:span></text:span></text:p>
      <text:table-of-content text:style-name="Sect1" text:name="_TOC0">
        <text:table-of-content-source text:outline-level="3" text:use-index-marks="fals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7"><text:a xlink:type="simple" xlink:href="#__RefHeading___Toc992_3466438741" office:target-frame-name="_top" xlink:show="replace" text:style-name="Internet_20_link" text:visited-style-name="Visited_20_Internet_20_Link">1.Obxectivo<text:tab/>3</text:a></text:p>
          <text:p text:style-name="P37"><text:a xlink:type="simple" xlink:href="#__RefHeading___Toc994_3466438741" office:target-frame-name="_top" xlink:show="replace" text:style-name="Internet_20_link" text:visited-style-name="Visited_20_Internet_20_Link">2.Descripción<text:tab/>3</text:a></text:p>
          <text:p text:style-name="P37"><text:a xlink:type="simple" xlink:href="#__RefHeading___Toc996_3466438741" office:target-frame-name="_top" xlink:show="replace" text:style-name="Internet_20_link" text:visited-style-name="Visited_20_Internet_20_Link">3.Alcance<text:tab/>3</text:a></text:p>
          <text:p text:style-name="P37"><text:a xlink:type="simple" xlink:href="#__RefHeading___Toc998_3466438741" office:target-frame-name="_top" xlink:show="replace" text:style-name="Internet_20_link" text:visited-style-name="Visited_20_Internet_20_Link">4.Planificación<text:tab/>4</text:a></text:p>
          <text:p text:style-name="P37"><text:a xlink:type="simple" xlink:href="#__RefHeading___Toc1000_3466438741" office:target-frame-name="_top" xlink:show="replace" text:style-name="Internet_20_link" text:visited-style-name="Visited_20_Internet_20_Link">5.Medios a empregar<text:tab/>4</text:a></text:p>
          <text:p text:style-name="P37"><text:a xlink:type="simple" xlink:href="#__RefHeading___Toc1002_3466438741" office:target-frame-name="_top" xlink:show="replace" text:style-name="Internet_20_link" text:visited-style-name="Visited_20_Internet_20_Link">6.Presuposto<text:tab/>4</text:a></text:p>
          <text:p text:style-name="P37"><text:a xlink:type="simple" xlink:href="#__RefHeading___Toc1004_3466438741" office:target-frame-name="_top" xlink:show="replace" text:style-name="Internet_20_link" text:visited-style-name="Visited_20_Internet_20_Link">7.Título<text:tab/>5</text:a></text:p>
          <text:p text:style-name="P37"><text:a xlink:type="simple" xlink:href="#__RefHeading___Toc1008_3466438741" office:target-frame-name="_top" xlink:show="replace" text:style-name="Internet_20_link" text:visited-style-name="Visited_20_Internet_20_Link">8.Execución<text:tab/>5</text:a></text:p>
        </text:index-body>
      </text:table-of-content>
      <text:p text:style-name="Standard"/>
      <text:p text:style-name="P38"/>
      <text:p text:style-name="P39"/>
      <text:p text:style-name="Standard"/>
      <text:p text:style-name="P40"/>
      <text:list text:style-name="WWNum1">
        <text:list-item text:start-value="1">
          <text:p text:style-name="P41"><text:bookmark-start text:name="__RefHeading___Toc992_3466438741"/><text:bookmark-start text:name="_Toc65582858"/>Obxectivo<text:bookmark-end text:name="__RefHeading___Toc992_3466438741"/><text:bookmark-end text:name="_Toc65582858"/></text:p>
        </text:list-item>
      </text:list>
      <text:p text:style-name="P42">&lt;</text:p>
      <text:p text:style-name="P43">Obxectivo que se marca o proxecto. Debe estar expresado dun xeito, claro e preciso, concreto <text:s/>que permita determinar o éxito ou fracaso do mesmo</text:p>
      <text:p text:style-name="P44">CA 2.4. Establecéronse os obxectivos</text:p>
      <text:p text:style-name="P45">O obxectivo principal deste proxecto é crear unha <text:span text:style-name="T5">aplicación</text:span> web destinada á xestión dunha empresa de reparacións informáticas. A finalidade é facilitar tanto aos clientes como aos administradores o acceso á información, a consulta do estado das reparacións, e a administración dos datos de forma sinxela e intuitiva.</text:p>
      <text:p text:style-name="P45"><text:line-break/>Esta páxina incluirá áreas públicas, onde calquera usuario poderá consultar información básica da empresa, así como áreas privadas, restrinxidas a usuarios rexistrados. Os usuarios dispoñerán dun historial coas súas reparacións, poderán ver o estado actual dos seus equipos. Pola súa parte, os administradores terán ferramentas para xestionar clientes, empregados, equipos, reparacións e outras operacións internas da empresa.</text:p>
      <text:p text:style-name="P44"/>
      <text:p text:style-name="P44">CA 5.1. Enunciáronse os obxectivos do proxecto.</text:p>
      <text:p text:style-name="P46">Obxectivos:</text:p>
      <text:p text:style-name="P46">1) <text:span text:style-name="T6">Paxina </text:span><text:span text:style-name="T7">informativa </text:span><text:span text:style-name="T6">sobre a empresa</text:span>: Nada máis entrar na web teremos unha paxina con un resumo xeral sobre a nosa empresa onde se dirá a que nos dedicamos, con que tipo de tecnoloxías traballamos, os servizos que damos e a quen están dirixidos estes servizos.</text:p>
      <text:p text:style-name="P46">Tamén se informará ao usuario o horario que ten a nosa tenda física ficticia par<text:span text:style-name="T8">a</text:span> así os clientes poidan acudir as horas que esteamos abertos.</text:p>
      <text:p text:style-name="P47">Tamén teremos unha páxina de contacto onde aparecerá un mapa de Google Maps coa localización da nosa tenda física ficticia e un formulario para que os usuarios poidan poñerse en contacto con nós e poder resolver as súas inquietudes.</text:p>
      <text:p text:style-name="P48">2) <text:span text:style-name="T6">Inicio de sesión de usuarios clientes:</text:span> Na web teremos <text:span text:style-name="T9">unha páxina de login</text:span> onde os clientes poderán iniciar sesión para acceder a un menú onde poderán <text:span text:style-name="T9">ter acceso</text:span> a todo o seu historial de reparacións con todos os datos de cada unha “tempo de duración, accións realizadas, pezas substituídas, a razón pola que entrou o equipo, o prezo da reparación, etc”.</text:p>
      <text:p text:style-name="P48">En caso de ter unha reparación en marcha esta non aparecerá no menú anterior debido a que non está acabada, para saber en que estado está “esperando técnico, esperando pezas, rematada, etc” no menú teremos un apartado onde o usuario introducirá un código que se lle dará para que ao introducilo e darlle a buscar este apareza e lle informe en que estado se encontra a tempo real.</text:p>
      <text:p text:style-name="P49">3) <text:span text:style-name="T6">Inicio de sesión de administrador:</text:span> Na web <text:span text:style-name="T10">na mesma páxina de login </text:span>que <text:span text:style-name="T10">a </text:span>dos clientes <text:span text:style-name="T11">o administrador mete</text:span><text:span text:style-name="T12">r</text:span><text:span text:style-name="T11">á as sua credenciais e </text:span>accederá <text:span text:style-name="T11">a </text:span>un menú distinto <text:span text:style-name="T11">que os dos usuarios </text:span><text:span text:style-name="T13">clientes</text:span>, <text:span text:style-name="T14">no menú poderá </text:span>acceder a distintas paxinas nas cales estas terán táboas coa información correspondente que ha<text:span text:style-name="T15">xa na</text:span> base de datos <text:span text:style-name="T15">nas distintas táboas “clientes, reparacións, empregados, etc” e nestas táboas poderán editar os datos por si se necesitan modificar e lles aparecerá un formulario coa información do campo seleccionado para poder actualizarse, ademais tamén terá a opción de engadir un novo elemento a táboa por exemplo un novo cliente e ao cliquear nese apartado aparecerá un formulario en branco cos distintos campos onde se terá que poñer a información correspondente, ao rematar darase a enviar e aparecerá o novo campo na táboa xa que este estará subido na base de datos, </text:span><text:span text:style-name="T16">tamen terá un boton de eliminar que sempre que o permita deixará eliminar ese campo</text:span><text:span text:style-name="T15">.</text:span></text:p>
      <text:p text:style-name="P50">Tamén as distintas táboas terán un filtro para buscar datos específicos “buscar usuarios co mesmo nome, buscar un usuario concreto, ver as reparacións de un dia, etc...”</text:p>
      <text:p text:style-name="P43">&gt;</text:p>
      <text:list text:continue-numbering="true" text:style-name="WWNum1">
        <text:list-item>
          <text:p text:style-name="P51"><text:bookmark-start text:name="__RefHeading___Toc994_3466438741"/><text:bookmark-start text:name="_Toc65582859"/>Descripción<text:bookmark-end text:name="__RefHeading___Toc994_3466438741"/><text:bookmark-end text:name="_Toc65582859"/></text:p>
        </text:list-item>
      </text:list>
      <text:p text:style-name="P52"/>
      <text:p text:style-name="P53">&lt;</text:p>
      <text:p text:style-name="P53">Breve descrición do proxecto, explicando aqueles puntos máis importantes, significativos ou dignos de mención. Amosando a parte do código que desexe resaltar, ben pola súa dificultade ou por seren os puntos máis relevantes do <text:s/>proxecto. Comentando as partes do proxecto que supuxeron unha maior dificultade.</text:p>
      <text:p text:style-name="P53">Neste apartado pódese incluír a motivación persoal que lle levou a presentar dito proxecto.</text:p>
      <text:p text:style-name="P54">CA 5.2. Describiuse o proceso seguido para a identificación das necesidades das empresas do sector.</text:p>
      <text:p text:style-name="P55">Este proxecto consiste nunha aplicación web que engloban tres grandes necesidades para empresas de pequeno e mediano tamaño que traballan no sector da informática na reparación e mantemento de equipos informáticos.</text:p>
      <text:p text:style-name="P55">Este proxecto axuda a estas empresas a darse a coñecer en internet de<text:span text:style-name="T17">b</text:span>ido a que gracias a iso poden chegar a máis xente e aumentar o seu numero de clientes, <text:span text:style-name="T17">ademais as empresas que ofrecen estes servizos ao deixar o cliente o seu equipo a reparar este non sabe nada do estado do seu equipo e as veces o cliente ten que estar detrás da empresa para saber como se encontra a reparación. Grazas ao sistema do noso programa que di o estado da reparación do equipo do cliente este pode iniciar sesión e ver en que estado se encontra e así non ter que chamar a empresa xa que iso é máis molesto </text:span><text:span text:style-name="T18">x</text:span><text:span text:style-name="T17">a que a empresa pode que non colla o teléfono ou o cliente estea ocupado e non poda chamar.</text:span></text:p>
      <text:p text:style-name="P56">Ademais o propio programa inclúe todas as ferramentas para que os empregados administren e xestionen a base de datos das reparacións cunha interface sinxela para así poder almacenar, editar e ver os datos e que a base de datos este ao día.</text:p>
      <text:p text:style-name="P56"/>
      <text:p text:style-name="P57">A parte máis <text:span text:style-name="T19">t</text:span>edioso do código é a parte onde por cada táboa da base de datos ha<text:span text:style-name="T20">i</text:span> que facer tres arquivos polo modelo vista controlador, isto e mo<text:span text:style-name="T21">i</text:span> <text:span text:style-name="T19">t</text:span>edioso ademais disto ha<text:span text:style-name="T20">i</text:span> que facer que todas as sentenzas SQL funcionen correctamente e non de ningún tipo de erro.</text:p>
      <text:p text:style-name="P58">CA 5.3. Describiuse a solución adoptada a partir da documentación xerada no proceso de deseño.</text:p>
      <text:p text:style-name="P53">&gt;</text:p>
      <text:p text:style-name="P53"/>
      <text:p text:style-name="P53"/>
      <text:list text:continue-numbering="true" text:style-name="WWNum1">
        <text:list-item>
          <text:p text:style-name="P51"><text:bookmark-start text:name="__RefHeading___Toc996_3466438741"/><text:bookmark-start text:name="_Toc65582860"/>Alcance<text:bookmark-end text:name="__RefHeading___Toc996_3466438741"/><text:bookmark-end text:name="_Toc65582860"/></text:p>
        </text:list-item>
      </text:list>
      <text:p text:style-name="P43">&lt;</text:p>
      <text:p text:style-name="P43">Si na súa <text:s/>concepción é moi <text:s/>ambicioso, <text:s/>podedes limitar o alcance do mesmo, circunscribíndoo a aquelo para o que si teredes tempo de realizar no prazo do proxecto.</text:p>
      <text:p text:style-name="P43">Explicando que é o que <text:s/>queda fóra do proxecto e o impacto que supón para o <text:s/>mesmo.</text:p>
      <text:p text:style-name="P43">Non se permitirá que esa limitación no alcance do proxecto condicione o seu éxito ou unha conclusión aceptable do proxecto.</text:p>
      <text:p text:style-name="P44">CA 2.3. Identificáronse as fases ou partes do proxecto, así como o seu contido.</text:p>
      <text:p text:style-name="P59"><text:span text:style-name="Fuente_20_de_20_párrafo_20_predeter."><text:span text:style-name="T22">CA 2.4. </text:span></text:span><text:span text:style-name="Fuente_20_de_20_párrafo_20_predeter."><text:span text:style-name="T23">I</text:span></text:span><text:span text:style-name="Fuente_20_de_20_párrafo_20_predeter."><text:span text:style-name="T22">dentificouse o seu alcance.</text:span></text:span></text:p>
      <text:p text:style-name="P60"><text:span text:style-name="Fuente_20_de_20_párrafo_20_predeter."><text:span text:style-name="T24">No meu proxecto vaise cumprir todos requisitos para que sexa una plataforma totalmente funcional.</text:span></text:span></text:p>
      <text:p text:style-name="P60"><text:span text:style-name="Fuente_20_de_20_párrafo_20_predeter."><text:span text:style-name="T24"/></text:span></text:p>
      <text:p text:style-name="P60"><text:span text:style-name="Fuente_20_de_20_párrafo_20_predeter."><text:span text:style-name="T24">A aparte da web da información ao usuario va</text:span></text:span><text:span text:style-name="Fuente_20_de_20_párrafo_20_predeter."><text:span text:style-name="T25">i</text:span></text:span><text:span text:style-name="Fuente_20_de_20_párrafo_20_predeter."><text:span text:style-name="T24"> estar totalmente completa tanto coas explicacións sobre en que consiste a empresa como a páxina de contacto para que o usuario póñase en contacto con nós.</text:span></text:span></text:p>
      <text:p text:style-name="P60"><text:span text:style-name="Fuente_20_de_20_párrafo_20_predeter."><text:span text:style-name="T24"/></text:span></text:p>
      <text:p text:style-name="P60"><text:span text:style-name="Fuente_20_de_20_párrafo_20_predeter."><text:span text:style-name="T24">A parte de inicio de sesión estará completa para permitir iniciar sesión e distinguir tanto de usuarios clientes como administradores e dependendo do tipo de usuario mostrará una interface distinta.</text:span></text:span></text:p>
      <text:p text:style-name="P60"><text:span text:style-name="Fuente_20_de_20_párrafo_20_predeter."><text:span text:style-name="T24"/></text:span></text:p>
      <text:p text:style-name="P60"><text:span text:style-name="Fuente_20_de_20_párrafo_20_predeter."><text:span text:style-name="T24">Os usuarios clientes terán unha interface onde terán o s</text:span></text:span><text:span text:style-name="Fuente_20_de_20_párrafo_20_predeter."><text:span text:style-name="T26">e</text:span></text:span><text:span text:style-name="Fuente_20_de_20_párrafo_20_predeter."><text:span text:style-name="T24">u historial de reparacións e terá a opción de noutra paxina poñer un código para se ten una reparación en proceso ver o seu estado.</text:span></text:span></text:p>
      <text:p text:style-name="P60"><text:span text:style-name="Fuente_20_de_20_párrafo_20_predeter."><text:span text:style-name="T24"/></text:span></text:p>
      <text:p text:style-name="P60"><text:span text:style-name="Fuente_20_de_20_párrafo_20_predeter."><text:span text:style-name="T24">Os usuarios administradores terán unha interface para administrar as táboas da base de datos para poder engadir, editar, borrar e así poder administrala dende a web cunha interface sinxela e fácil de usar.</text:span></text:span></text:p>
      <text:p text:style-name="P60"><text:span text:style-name="Fuente_20_de_20_párrafo_20_predeter."><text:span text:style-name="T24"/></text:span></text:p>
      <text:p text:style-name="P61"><text:span text:style-name="Fuente_20_de_20_párrafo_20_predeter."><text:span text:style-name="T27">Un ámbito que non vou poder abarcar é que o usuario ao enviar o formulario o servidor teña un servidor de correo e este, lle envíe un correo de maneira automática dicindo que a s</text:span></text:span><text:span text:style-name="Fuente_20_de_20_párrafo_20_predeter."><text:span text:style-name="T26">ú</text:span></text:span><text:span text:style-name="Fuente_20_de_20_párrafo_20_predeter."><text:span text:style-name="T27">a mensaxe foi recibida s</text:span></text:span><text:span text:style-name="Fuente_20_de_20_párrafo_20_predeter."><text:span text:style-name="T26">e</text:span></text:span><text:span text:style-name="Fuente_20_de_20_párrafo_20_predeter."><text:span text:style-name="T27">n ningún problema e que o servizo non tardará en contestar.</text:span></text:span></text:p>
      <text:p text:style-name="P43">&gt;</text:p>
      <text:list text:continue-numbering="true" text:style-name="WWNum1">
        <text:list-item>
          <text:p text:style-name="P51"><text:bookmark-start text:name="__RefHeading___Toc998_3466438741"/><text:bookmark-start text:name="_Toc65582861"/>Planificación<text:bookmark-end text:name="__RefHeading___Toc998_3466438741"/><text:bookmark-end text:name="_Toc65582861"/></text:p>
        </text:list-item>
      </text:list>
      <text:p text:style-name="P53">&lt;</text:p>
      <text:p text:style-name="P53">Débese incluír un detalle de tarefas e os seus tempos.</text:p>
      <text:p text:style-name="P62">Os procedementos foron os seguintes.</text:p>
      <text:p text:style-name="P62"/>
      <text:p text:style-name="P63">1) Planificación sobre a temática do proxecto.</text:p>
      <text:p text:style-name="P64">Nesta primeira fase reflexionouse sobre o contido e o obxectivo do proxecto, determinando a súa utilidade dentro do sector tecnolóxico. Valorouse o tipo de cliente potencial e, a partir diso, definíronse os perfís de usuario que utilizarían a aplicación web.</text:p>
      <text:p text:style-name="P64"><text:line-break/>Dado que a idea do proxecto xa estaba pensada previamente, esta etapa desenvolveuse <text:span text:style-name="T28">nunha</text:span><text:span text:style-name="T29">s</text:span><text:span text:style-name="T28"> </text:span><text:span text:style-name="T29">tres </text:span><text:span text:style-name="T28">hora</text:span><text:span text:style-name="T29">s</text:span><text:span text:style-name="T28"> e media</text:span>. Finalmente, decidín que o proxecto xiraría arredor da xestión dunha tenda de mantemento de equipos informáticos. A aplicación web estaría composta por diferentes tipos de páxinas, tanto de presentación como de acceso a datos e administración da base de datos, co fin de manter a información actualizada.</text:p>
      <text:p text:style-name="P62"/>
      <text:p text:style-name="P62"/>
      <text:p text:style-name="P62"/>
      <text:p text:style-name="P62"/>
      <text:p text:style-name="P65">2) Planificación do estilo da aplicación web.</text:p>
      <text:p text:style-name="P66">Aquí definiuse a parte visual da páxina web. Para iso, elaborouse unha guía de estilos que inclúe os seguintes elementos:</text:p>
      <text:p text:style-name="P66"/>
      <text:p text:style-name="P67"><text:span text:style-name="T30"><text:tab/></text:span><text:span text:style-name="T31">1. </text:span><text:span text:style-name="T30">Tipografía a empregar.</text:span></text:p>
      <text:p text:style-name="P67"><text:span text:style-name="T31"><text:tab/>2. </text:span><text:span text:style-name="T30">Paleta de cores e o seu significado.</text:span></text:p>
      <text:p text:style-name="P67"><text:span text:style-name="T30"><text:tab/></text:span><text:span text:style-name="T31">3. </text:span><text:span text:style-name="T30">Estilo e formato das imaxes.</text:span></text:p>
      <text:p text:style-name="P67"><text:span text:style-name="T31"><text:tab/>4. </text:span><text:span text:style-name="T30">Disposición dos elementos visuais.</text:span></text:p>
      <text:p text:style-name="P66"><text:line-break/><text:line-break/>Esta planificación permitirá manter unha coherencia estética en toda a web e ofrecer unha mellor experiencia de usuario.</text:p>
      <text:p text:style-name="P68">Esta tarefa levou acabo un tempo estimado de <text:span text:style-name="T32">d</text:span><text:span text:style-name="T19">ú</text:span><text:span text:style-name="T32">as</text:span> horas <text:span text:style-name="T32">debido a gran cantidade de elementos que tiñan que estar na guía de estilos</text:span>.</text:p>
      <text:p text:style-name="P69">Esta etapa <text:span text:style-name="T33">desenvolveuse </text:span>ao redor de catro horas xa que vai ter distintas páxinas e cada unha varía da anterior, o que fai que a planificación do estilo da aplicación fose máis longa do previsto.</text:p>
      <text:p text:style-name="P62"/>
      <text:p text:style-name="P70"><text:span text:style-name="T34">3</text:span><text:span text:style-name="T6">) Planificación da parte da Web estática.</text:span></text:p>
      <text:p text:style-name="P71">Nesta etapa planificouse <text:span text:style-name="T33">cales ían ser as páxinas estáticas da plataforma web e cal sería ser o seu contido. </text:span></text:p>
      <text:p text:style-name="P71"><text:span text:style-name="T33">Finalmente </text:span><text:span text:style-name="T35">tras ver cales serían as máis útiles a web terá dous páxinas deste tipo.</text:span></text:p>
      <text:p text:style-name="P71"><text:tab/><text:span text:style-name="T36">1.</text:span><text:span text:style-name="T37">Páxina de presentación:</text:span><text:span text:style-name="T35"> Nesta paxina faise o resumo de que trata a empresa, os <text:tab/>horarios, os tipos de clientes aos que damos servizo e o tipo de soporte que se da aos <text:tab/>clientes. </text:span></text:p>
      <text:p text:style-name="P71"><text:tab/><text:span text:style-name="T38">2.</text:span><text:span text:style-name="T39">Páxina de contacto:</text:span><text:span text:style-name="T38"> Nesta páxina aparece un mapa de Google Maps para que o usuario <text:tab/>saiba onde esta a localización física da empresa e poda orientarse, ademais diso haberá un <text:tab/>formulario para que o usuario se poña en contacto con nós e faia as preguntas que <text:tab/>precise.</text:span></text:p>
      <text:p text:style-name="P72">Nestas dúas paxinas están divididas por: cabeceira, corpo e pe de páxina.</text:p>
      <text:p text:style-name="P73">Esta <text:span text:style-name="T40">etapa</text:span> levou acabo un tempo estimado de <text:span text:style-name="T41">unha</text:span><text:span text:style-name="T32"> hora </text:span><text:span text:style-name="T41">e media</text:span><text:span text:style-name="T32"> xa que é una das partes </text:span><text:span text:style-name="T41">máis sinxelas do proxecto</text:span><text:span text:style-name="T42">.</text:span></text:p>
      <text:p text:style-name="P73"/>
      <text:p text:style-name="P74"><text:span text:style-name="T43">4</text:span>) Planificación da parte da Web <text:span text:style-name="T44">dinámica</text:span>.</text:p>
      <text:p text:style-name="P75">Nesta fase planificáronse as funcionalidades que requiren interacción cos usuarios e coa base de datos.</text:p>
      <text:p text:style-name="P76">Como a web distingue entre administrador e usuario normal a web terá distintos tipos de paxinas e de inicio <text:s/>dependendo do rol do usuario.</text:p>
      <text:p text:style-name="P76"/>
      <text:p text:style-name="P77">Para os dous tipos de usuarios:</text:p>
      <text:p text:style-name="P78"><text:span text:style-name="T45"><text:tab/>1</text:span><text:span text:style-name="T36">.</text:span><text:span text:style-name="T37">Páxina de </text:span><text:span text:style-name="T46">loguin</text:span><text:span text:style-name="T37">:</text:span><text:span text:style-name="T35"> </text:span></text:p>
      <text:p text:style-name="P78"><text:tab/><text:span text:style-name="T47">Esta será a paxina onde o usuario poñerá as súas credenciais e se comprobará se existe <text:tab/>en caso de que si se comprobará que tipo de usuario é e se lle mandará a paxina de inicio <text:tab/>dos usuarios ou dos administradores </text:span><text:span text:style-name="T48">de pendendo do s permisos do usuario</text:span><text:span text:style-name="T47">.</text:span></text:p>
      <text:p text:style-name="P76"/>
      <text:p text:style-name="P79">Usuario normal:</text:p>
      <text:p text:style-name="P80"><text:span text:style-name="T43"><text:tab/>1</text:span><text:span text:style-name="T38">.</text:span><text:span text:style-name="T39">Páxina de </text:span><text:span text:style-name="T46">inicio</text:span><text:span text:style-name="T39">:</text:span><text:span text:style-name="T38"> </text:span></text:p>
      <text:p text:style-name="P80"><text:tab/><text:span text:style-name="T49">Unha vez inicie sesión a páxina de inicio de sesión re dirixirá ao usuario a unha <text:tab/>paxina onde lle apareceran unha mensaxe de benvida, <text:s/></text:span><text:span text:style-name="T50">uns enlaces </text:span><text:span text:style-name="T49">as <text:s/>distintas páxinas a <text:tab/>onde pode acceder, e </text:span><text:span text:style-name="T51">unha explicación de en que consiste a páxina do enlace</text:span><text:span text:style-name="T49">.</text:span><text:span text:style-name="T52"><text:tab/></text:span></text:p>
      <text:p text:style-name="P80"/>
      <text:p text:style-name="P80"><text:span text:style-name="T53"><text:tab/></text:span><text:span text:style-name="T51">2</text:span><text:span text:style-name="T38">.</text:span><text:span text:style-name="T39">Páxina de </text:span><text:span text:style-name="T46">historial das reparación</text:span><text:span text:style-name="T39">:</text:span></text:p>
      <text:p text:style-name="P81"><text:tab/><text:span text:style-name="T54">Nesta páxina aparecerán todas reparacións dos equipos que o usuario levou a reparar, <text:tab/>apareceran listados coa opción de filtralos segundo os campos que se dese, ademais en <text:tab/>cada reparación aparecerá información como a fecha, </text:span><text:span text:style-name="T51">as horas</text:span><text:span text:style-name="T54"> e máis valores.</text:span></text:p>
      <text:p text:style-name="P81"/>
      <text:p text:style-name="P80"><text:span text:style-name="T53"><text:tab/></text:span><text:span text:style-name="T51">3</text:span><text:span text:style-name="T38">.</text:span><text:span text:style-name="T39">Páxina de </text:span><text:span text:style-name="T46">estado da reparación</text:span><text:span text:style-name="T39">:</text:span></text:p>
      <text:p text:style-name="P82"><text:tab/>Esta é unha paxina que se o usuario ten unha reparación que se está facendo nese <text:tab/>momento vaille aparecer o estado da reparación “<text:span text:style-name="T55">o porcentaxe do estado da reparaci</text:span><text:span text:style-name="T56">ón</text:span><text:span text:style-name="T55"> <text:tab/>segundo as tarefas que ten o parte</text:span>”. Cando o equipo se recolla este desaparecerá da <text:tab/>paxina e non <text:tab/>aparecerá ningún equipo ata que se este realizando outra reparación.</text:p>
      <text:p text:style-name="P82"/>
      <text:p text:style-name="P83"><text:span text:style-name="T51"><text:tab/></text:span><text:span text:style-name="T57">4</text:span><text:span text:style-name="T38">.</text:span><text:span text:style-name="T39">Páxina de </text:span><text:span text:style-name="T58">configuración de usuario</text:span><text:span text:style-name="T39">:</text:span></text:p>
      <text:p text:style-name="P84"><text:tab/><text:span text:style-name="T57">Esta páxina permite ao usuario modificar o seu contrasinal xa que se lle dará a conta cun <text:tab/>contrasinal por defecto </text:span><text:span text:style-name="T59">e desta maneira pode cambialo</text:span><text:span text:style-name="T57">.</text:span></text:p>
      <text:p text:style-name="P85"><text:soft-page-break/><text:span text:style-name="T60">Usuario </text:span><text:span text:style-name="T61">administrador</text:span><text:span text:style-name="T60">:</text:span></text:p>
      <text:p text:style-name="P86"/>
      <text:p text:style-name="P87"><text:span text:style-name="T43">1</text:span><text:span text:style-name="T38">.</text:span><text:span text:style-name="T39">Páxina de </text:span><text:span text:style-name="T46">inicio</text:span><text:span text:style-name="T39">:</text:span><text:span text:style-name="T38"> </text:span></text:p>
      <text:p text:style-name="P87"><text:tab/><text:span text:style-name="T49">Unha vez inicie sesión a páxina de inicio de sesión re dirixirá ao usuario a unha <text:tab/>paxina onde lle apareceran unha mensaxe de benvida, <text:s/></text:span><text:span text:style-name="T50">uns enlaces </text:span><text:span text:style-name="T49">as <text:s/>distintas páxinas a <text:tab/>onde pode acceder </text:span><text:span text:style-name="T62">para modificar os datos da base de datos</text:span><text:span text:style-name="T49">, e </text:span><text:span text:style-name="T51">unha explicación de en que <text:tab/>consiste a páxina do enlace</text:span><text:span text:style-name="T49">.</text:span><text:span text:style-name="T52"><text:tab/></text:span></text:p>
      <text:p text:style-name="P82"/>
      <text:p text:style-name="P88"><text:span text:style-name="T62">2</text:span><text:span text:style-name="T38">.</text:span><text:span text:style-name="T39">Páxina</text:span><text:span text:style-name="T46">s</text:span><text:span text:style-name="T39"> de </text:span><text:span text:style-name="T46">administración da base de datos</text:span><text:span text:style-name="T39">:</text:span></text:p>
      <text:p text:style-name="P89"><text:tab/><text:span text:style-name="T63">Son o conxunto de páxinas que terá o usuario administrador para poder editar, </text:span><text:span text:style-name="T62">engadir</text:span><text:span text:style-name="T63"> e <text:tab/>eliminar datos nas distintas táboas da base de datos, tendo un menú intuitivo para a súa <text:tab/>fácil utilización.</text:span></text:p>
      <text:p text:style-name="P90"><text:tab/></text:p>
      <text:p text:style-name="P91">Esta <text:span text:style-name="T40">etapa levou un tempo </text:span><text:span text:style-name="T41">estimado </text:span><text:span text:style-name="T64">de </text:span><text:span text:style-name="T65">cinco</text:span><text:span text:style-name="T64"> horas xa que a aplicación web ten moitas páxinas e se tiñan que ordenar </text:span><text:span text:style-name="T66">e agrupar xa que a aplicación web ten dous modos de uso e dependendo de cada un se pode facer unhas funcións ou outras </text:span><text:span text:style-name="T64">e decidir que aspecto </text:span></text:p>
      <text:p text:style-name="P92"><text:span text:style-name="T67">5</text:span><text:span text:style-name="T6">) Planificación da </text:span><text:span text:style-name="T68">la estrutura de la base de datos</text:span><text:span text:style-name="T6">.</text:span></text:p>
      <text:p text:style-name="P93">Nesta fase planificouse a estrutura da base de datos que permitirá almacenar, organizar e xestionar toda a información necesaria para o correcto funcionamento da aplicación web.</text:p>
      <text:p text:style-name="P94"><text:line-break/><text:line-break/>Tivéronse en conta as distintas entidades que participan no sistema, así como as relacións que existen entre elas. Para iso, elaborouse un modelo entidade-relación que contempla as seguintes táboas principais:</text:p>
      <text:p text:style-name="P94"><text:line-break/><text:line-break/><text:span text:style-name="T69">Clientes</text:span><text:span text:style-name="T60">:</text:span> onde se gardan os datos de identificación dos usuarios rexistrados (nome, apelidos, correo, contrasinal, rol, etc.), diferenciando entre clientes e administradores.</text:p>
      <text:p text:style-name="P93"><text:line-break/><text:line-break/><text:span text:style-name="T60">Equipos:</text:span> representa os equipos informáticos que os usuarios deixan na tenda para ser reparados (modelo, marca, número de serie, descrición, etc.).</text:p>
      <text:p text:style-name="P93"><text:line-break/><text:line-break/><text:span text:style-name="T70">Partes</text:span><text:span text:style-name="T60">:</text:span> recolle información sobre as reparacións realizadas ou en curso, asociando cada unha a un equipo e un usuario. Inclúe datos como a data de entrada, data de saída, custo, estado da reparación, etc.</text:p>
      <text:p text:style-name="P93"/>
      <text:p text:style-name="P95"><text:span text:style-name="T70">Tareas:</text:span><text:span text:style-name="T71"> recolle información das distintas accións que se fixeron en cada parte como: a peza substituída ou a acción realizada, que empregado fixo a reparación, o tempo que se demorou para facelo, ademais a tarea ten un estado de realizada ou en espera para que o usuario poda monitorizar o estado da súa reparación.</text:span></text:p>
      <text:p text:style-name="P95"><text:line-break/><text:line-break/><text:span text:style-name="T60">Mensaxes:</text:span> táboa onde se almacenan as mensaxes recibidas desde o formulario de contacto da páxina web, asociando cada mensaxe a un usuario ou visitante.</text:p>
      <text:p text:style-name="P95"><text:line-break/><text:line-break/><text:span text:style-name="T60">Pezas:</text:span> almacena o inventario de pezas necesarias para as reparacións (nome, cantidade, descrición, etc.), podendo relacionarse con unha ou varias reparacións.</text:p>
      <text:p text:style-name="P95"><text:line-break/><text:line-break/><text:span text:style-name="T60">Reparación-</text:span><text:span text:style-name="T70">Parte</text:span><text:span text:style-name="T60">:</text:span> táboa intermedia que permite asociar múltiples pezas a unha <text:span text:style-name="T72">tarea</text:span> específica, indicando tamén a cantidade utilizada.</text:p>
      <text:p text:style-name="P96"/>
      <text:p text:style-name="P97">Esta <text:span text:style-name="T40">etapa levou un tempo </text:span><text:span text:style-name="T41">estimado </text:span><text:span text:style-name="T40">de dúas horas e media </text:span><text:span text:style-name="T73">xa que as táboas non tiñan unhas interrelacións moi difíciles </text:span><text:span text:style-name="T74">e púidose facer sen dificultade</text:span><text:span text:style-name="T73">.</text:span></text:p>
      <text:p text:style-name="P98"><text:span text:style-name="T75">6</text:span><text:span text:style-name="T76">) </text:span><text:span text:style-name="T75">Codificación</text:span><text:span text:style-name="T76"> da parte da Web </text:span><text:span text:style-name="T75">estática</text:span><text:span text:style-name="T76">.</text:span></text:p>
      <text:p text:style-name="P99">Consistiu en codificar toda a interfáz estática da web, con todo o que isto implica esta etapa, levou un tempo estimado de 8 horas xa que tiña que axustar e facer que funcionase ven o CSS.</text:p>
      <text:p text:style-name="P100"/>
      <text:p text:style-name="P100"/>
      <text:p text:style-name="P100"/>
      <text:p text:style-name="P101"><text:span text:style-name="T77">7</text:span>) <text:span text:style-name="T77">Codificación</text:span> da parte da Web <text:span text:style-name="T44">dinámica</text:span>.</text:p>
      <text:p text:style-name="P102">Consistiu en codificar toda a interfáz <text:span text:style-name="T78">dinámica</text:span> da web, con todo o que isto implica esta etapa, levou un tempo estimado de <text:span text:style-name="T78">240</text:span> horas xa que tiña <text:span text:style-name="T78">un montón de paxinas as cales tiña que facer conexión coa base de datos e utilizar o modelo vista controlador o que fa</text:span><text:span text:style-name="T79">i</text:span><text:span text:style-name="T78"> que tivese que codificar moito.</text:span></text:p>
      <text:p text:style-name="P103"/>
      <text:p text:style-name="P104">CA 3.1. Estableceuse a secuencia das actividades en función das necesidades de posta en práctica.</text:p>
      <text:p text:style-name="P54">CA 3.2. Determináronse os recursos e a loxística necesarios para cada actividade.</text:p>
      <text:p text:style-name="P54">CA 3.3. Identificáronse as necesidades de permisos e autorizacións para levar a cabo as actividades.</text:p>
      <text:p text:style-name="P54">CA 3.4. Determináronse os procedementos de actuación ou execución das actividades.</text:p>
      <text:p text:style-name="P54">CA 3.6. Planificáronse a asignación de recursos materiais e humanos, e os tempos de execución.</text:p>
      <text:p text:style-name="P54">CA 5.4. Describíronse as actividades en que se divide a execución do proxecto.</text:p>
      <text:p text:style-name="P54">CA 5.5. Xustificáronse as decisións tomadas de planificación da execución do proxecto.</text:p>
      <text:p text:style-name="P53">&gt;</text:p>
      <text:p text:style-name="P53"/>
      <text:p text:style-name="P53"/>
      <text:p text:style-name="P53"/>
      <text:list text:continue-numbering="true" text:style-name="WWNum1">
        <text:list-item>
          <text:p text:style-name="P51"><text:bookmark-start text:name="__RefHeading___Toc1000_3466438741"/><text:bookmark-start text:name="_Toc65582862"/>Medios a empregar<text:bookmark-end text:name="__RefHeading___Toc1000_3466438741"/><text:bookmark-end text:name="_Toc65582862"/></text:p>
        </text:list-item>
      </text:list>
      <text:p text:style-name="P53">Equipos, software, recursos tecnolóxicos, etc.</text:p>
      <text:p text:style-name="P54">CA 3.6. Planificáronse a asignación de recursos materiais e humanos, e os tempos de execución.</text:p>
      <text:p text:style-name="P54">CA 2.5. Prevíronse os recursos materiais e persoais necesarios para realizar o proxecto.</text:p>
      <text:p text:style-name="P105">Para este proxecto requirirase:</text:p>
      <text:p text:style-name="P106">1) <text:span text:style-name="T6">Equipos</text:span>:</text:p>
      <text:p text:style-name="P106"><text:span text:style-name="T80">1.</text:span><text:span text:style-name="T81"> </text:span><text:span text:style-name="T82">Sobremesa/Portátil:</text:span><text:span text:style-name="T80"> <text:s/></text:span><text:span text:style-name="T83">N</text:span><text:span text:style-name="T80">ecesitaremos un equipo (sobremesa ou portátil) no que se instalarán as aplicacións necesarias para a creación e codificación dos arquivos. Este equipo tamén funcionará como servidor para probar os arquivos e asegurarnos de que funcionan correctamente, podendo detectar e solucionar posibles erros.</text:span></text:p>
      <text:p text:style-name="P107">2) <text:span text:style-name="T6">Software</text:span>: Se <text:span text:style-name="T84">empregarán os seguintes.</text:span></text:p>
      <text:p text:style-name="P108">1. <text:span text:style-name="T60">Visual Studio Code:</text:span> Utilizaremos este editor de código para escribir os distintos arquivos nos diferentes linguaxes de programación. Para facilitar o traballo, utilizaremos as seguintes extensións:</text:p>
      <text:p text:style-name="P108"><text:tab/>1.<text:span text:style-name="T85"> </text:span><text:span text:style-name="T60">Spanish Language Pack for Visual Studio Code:</text:span><text:span text:style-name="T85"> <text:s/>Esta extensión permite traducir o <text:tab/>entorno de Visual Studio Code ao castelán, facendo que a interface sexa máis <text:tab/>comprensible e accesible.</text:span></text:p>
      <text:p text:style-name="P109"><text:tab/><text:span text:style-name="T86">2</text:span><text:span text:style-name="T60">. </text:span><text:span text:style-name="T86">PHP Server</text:span><text:span text:style-name="T60">:</text:span><text:span text:style-name="T85"> </text:span><text:span text:style-name="T87">Esta <text:s/>extensión permite poder executar o noso proxecto dende visual <text:tab/>studio.</text:span></text:p>
      <text:p text:style-name="P110"/>
      <text:p text:style-name="P111"><text:span text:style-name="T85">2. </text:span><text:span text:style-name="T60">XAMPP:</text:span><text:span text:style-name="T85"> </text:span><text:span text:style-name="T88">Este paquete de software gratuíto instalará varios compoñentes necesarios no noso equipo, permitindo desenvolver e probar sitios web localmente.</text:span></text:p>
      <text:p text:style-name="P112"><text:span text:style-name="T89">XAMPP</text:span> Inclúe:</text:p>
      <text:p text:style-name="P113"><text:span text:style-name="T85"><text:tab/></text:span><text:span text:style-name="T60">1. Apache:</text:span><text:span text:style-name="T85"> Un servidor web que permitirá que o noso equipo funcione como servidor.</text:span></text:p>
      <text:p text:style-name="P113"><text:span text:style-name="T85"><text:tab/></text:span><text:span text:style-name="T60">2. MySQL ou MariaDB:</text:span><text:span text:style-name="T85"> Sistemas de xestión de bases de datos que empregaremos para <text:tab/>almacenar e xestionar datos na nosa aplicación.</text:span></text:p>
      <text:p text:style-name="P113"><text:span text:style-name="T85"><text:tab/></text:span><text:span text:style-name="T60">3. PHP:</text:span><text:span text:style-name="T85"> <text:s/>Linguaxe de programación para a parte do servidor, permitindo interactuar coa <text:tab/>base de datos e xerar contidos dinámicos.</text:span></text:p>
      <text:p text:style-name="P113"><text:span text:style-name="T85"><text:tab/></text:span><text:span text:style-name="T60">4.Perl:</text:span><text:span text:style-name="T85"> É outra linguaxe que non empregamos.</text:span></text:p>
      <text:p text:style-name="P114">Graza a XAMPP, podemos desenvolver e probar aplicacións que requiran de PHP e bases de datos sen necesidade de configurar cada compoñente por separado.</text:p>
      <text:p text:style-name="P115"><text:span text:style-name="T85">3. </text:span><text:span text:style-name="T60">Git</text:span><text:span text:style-name="T85">: </text:span><text:span text:style-name="T90">Es</text:span><text:span text:style-name="T85">te sistema de control de versións será utilizado para xestionar os cambios realizados no proxecto. Permite gardar a evolución do código e retroceder a versións anteriores en caso de erro. Tamén facilita o traballo en equipo, permitindo que varios </text:span><text:span text:style-name="T91">programadores</text:span><text:span text:style-name="T85"> suban as súas modificacións.</text:span></text:p>
      <text:p text:style-name="P116"><text:span text:style-name="T92">4</text:span>. <text:span text:style-name="T60">Git</text:span><text:span text:style-name="T93">Hub</text:span>: <text:span text:style-name="T94">P</text:span><text:span text:style-name="T88">ermite almacenar, compartir e colaborar proxectos de código usando Git, </text:span><text:span text:style-name="T95">o que pasa e que é un servidor online o que fai que dende calquera equipo conectado a rede podas subir, descargar e clonar o repositorio, isto fai qu</text:span><text:span text:style-name="T91">e</text:span><text:span text:style-name="T95"> </text:span><text:span text:style-name="T91">s</text:span><text:span text:style-name="T95">ea posibilidade de traballas cun grupo de persoas dende distintos sitios sexa mo</text:span><text:span text:style-name="T96">i</text:span><text:span text:style-name="T95"> fácil.</text:span></text:p>
      <text:p text:style-name="P117"/>
      <text:p text:style-name="P116"><text:span text:style-name="T97">3</text:span><text:span text:style-name="T98">) </text:span><text:span text:style-name="T99">Linguaxes de programación</text:span><text:span text:style-name="T98">: Se </text:span><text:span text:style-name="T100">empregarán os seguintes.</text:span></text:p>
      <text:p text:style-name="P118"><text:span text:style-name="T85">1. </text:span><text:span text:style-name="T84">J</text:span>avaScript:</text:p>
      <text:p text:style-name="P119">Linguaxe de programación interpretada que utilizaremos principalmente para desenvolver funcionalidades interactivas na web. Un uso específico de JavaScript será para validar os formularios, asegurándonos de que os datos introducidos polos usuarios cumpren todos os requisitos establecidos.</text:p>
      <text:p text:style-name="P118"><text:span text:style-name="T85">2. </text:span>PHP:</text:p>
      <text:p text:style-name="P120">Linguaxe de programación do lado do servidor que empregaremos para crear sitios web dinámicos. Permite xerar contidos que cambian dependendo das interaccións do usuario ou dos datos almacenados na base de datos. Por exemplo, PHP usaranse para mostrar listados de clientes e permitir que, ao engadir un novo cliente á base de datos, a páxina se actualice automaticamente para mostrar o novo contido.</text:p>
      <text:p text:style-name="P110"><text:tab/></text:p>
      <text:p text:style-name="P121"><text:span text:style-name="T101">4</text:span>) <text:span text:style-name="T6">Linguaxes de </text:span><text:span text:style-name="T102">marcas</text:span><text:span text:style-name="T6">:</text:span> <text:span text:style-name="T103">Se </text:span>empregarán os seguintes.</text:p>
      <text:p text:style-name="P122"><text:span text:style-name="T104">1</text:span>. <text:span text:style-name="T60">HTML:</text:span></text:p>
      <text:p text:style-name="P122"><text:span text:style-name="T104">É</text:span> unha linguaxe de marcas que se emprega para crear as estruturas das páxinas web. Usando HTML, que utiliza etiquetas, podemos crear elementos como títulos (&lt;h1&gt;, &lt;h2&gt;, &lt;h3&gt;, etc.), parágrafos (&lt;p&gt;) e moitos outros elementos. Isto permite que o usuario vexa estes textos e poida ler e entender a información que se presenta na páxina web.</text:p>
      <text:p text:style-name="P122"/>
      <text:p text:style-name="P123"><text:span text:style-name="T105">5</text:span>) <text:span text:style-name="T6">Linguaxes de </text:span><text:span text:style-name="T106">estilos</text:span><text:span text:style-name="T6">:</text:span> <text:span text:style-name="T103">Se </text:span>empregarán os seguintes.</text:p>
      <text:p text:style-name="P122"><text:span text:style-name="T105">1</text:span>. <text:span text:style-name="T60">CSS:</text:span></text:p>
      <text:p text:style-name="P122"><text:span text:style-name="T104">É</text:span> un<text:span text:style-name="T105">ha</text:span> linguaxe de estilos utilizado para dar formato e deseñar a presentación de documentos HTML. Mentres que HTML se usa para estruturar o contido dunha páxina web, CSS permite controlar como se ve ese contido na pantalla, o que inclúe cores, fontes, espazos, disposición e moito máis, <text:span text:style-name="T105">ademais permite apartar a vista para móbiles, tableta e demais dispositivos para que a súa visión sexa lexible</text:span>.</text:p>
      <text:list text:continue-numbering="true" text:style-name="WWNum1">
        <text:list-item>
          <text:p text:style-name="P41"><text:bookmark-start text:name="__RefHeading___Toc1002_3466438741"/><text:bookmark-start text:name="_Toc65582863"/><text:soft-page-break/>Presuposto<text:bookmark-end text:name="__RefHeading___Toc1002_3466438741"/><text:bookmark-end text:name="_Toc65582863"/></text:p>
        </text:list-item>
      </text:list>
      <text:p text:style-name="P124"/>
      <text:p text:style-name="P125">&lt;</text:p>
      <text:p text:style-name="P126">CA 3.7. Fíxose a valoración económica que dea resposta ás condicións da execución.</text:p>
      <text:p text:style-name="P126">CA 2.6. Realizouse o orzamento correspondente.</text:p>
      <text:p text:style-name="P125">&gt;</text:p>
      <text:p text:style-name="P127">A continuación faise unha estimación económica dos recursos empregados no desenvolvemento do proxecto, tendo en conta tanto o material como o software e os custos asociados ao tempo de traballo.</text:p>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128"><text:s text:c="7"/>Concepto</text:p>
          </table:table-cell>
          <table:table-cell table:style-name="Tabla8.A1" office:value-type="string">
            <text:p text:style-name="P129">Cantidad<text:span text:style-name="T107">e</text:span></text:p>
          </table:table-cell>
          <table:table-cell table:style-name="Tabla8.A1" office:value-type="string">
            <text:p text:style-name="P130">Prezo unitario (€)<text:tab/></text:p>
          </table:table-cell>
          <table:table-cell table:style-name="Tabla8.D1" office:value-type="string">
            <text:p text:style-name="P131">Subtotal (€)<text:line-break/></text:p>
          </table:table-cell>
        </table:table-row>
        <table:table-row>
          <table:table-cell table:style-name="Tabla8.A2" office:value-type="string">
            <text:p text:style-name="P132"><text:span text:style-name="T108">D</text:span>ominio</text:p>
          </table:table-cell>
          <table:table-cell table:style-name="Tabla8.A2" office:value-type="string">
            <text:p text:style-name="P133">1</text:p>
          </table:table-cell>
          <table:table-cell table:style-name="Tabla8.A2" office:value-type="string">
            <text:p text:style-name="P134">2,5</text:p>
          </table:table-cell>
          <table:table-cell table:style-name="Tabla8.D2" office:value-type="string">
            <text:p text:style-name="P135">2,5</text:p>
          </table:table-cell>
        </table:table-row>
        <table:table-row>
          <table:table-cell table:style-name="Tabla8.A2" office:value-type="string">
            <text:p text:style-name="P136">Hosting</text:p>
          </table:table-cell>
          <table:table-cell table:style-name="Tabla8.A2" office:value-type="string">
            <text:p text:style-name="P137">1</text:p>
          </table:table-cell>
          <table:table-cell table:style-name="Tabla8.A2" office:value-type="string">
            <text:p text:style-name="P138">0,00</text:p>
          </table:table-cell>
          <table:table-cell table:style-name="Tabla8.D2" office:value-type="string">
            <text:p text:style-name="P138">0,00</text:p>
          </table:table-cell>
        </table:table-row>
        <table:table-row>
          <table:table-cell table:style-name="Tabla8.A2" office:value-type="string">
            <text:p text:style-name="P139">Software Visual Studio Code<text:tab/></text:p>
          </table:table-cell>
          <table:table-cell table:style-name="Tabla8.A2" office:value-type="string">
            <text:p text:style-name="P133">1</text:p>
          </table:table-cell>
          <table:table-cell table:style-name="Tabla8.A2" office:value-type="string">
            <text:p text:style-name="P133">0,00</text:p>
          </table:table-cell>
          <table:table-cell table:style-name="Tabla8.D2" office:value-type="string">
            <text:p text:style-name="P133">0,00</text:p>
          </table:table-cell>
        </table:table-row>
        <table:table-row>
          <table:table-cell table:style-name="Tabla8.A2" office:value-type="string">
            <text:p text:style-name="P140">Software XAMPP<text:tab/></text:p>
          </table:table-cell>
          <table:table-cell table:style-name="Tabla8.A2" office:value-type="string">
            <text:p text:style-name="P133">1</text:p>
          </table:table-cell>
          <table:table-cell table:style-name="Tabla8.A2" office:value-type="string">
            <text:p text:style-name="P133">0,00</text:p>
          </table:table-cell>
          <table:table-cell table:style-name="Tabla8.D2" office:value-type="string">
            <text:p text:style-name="P133">0,00</text:p>
          </table:table-cell>
        </table:table-row>
        <table:table-row>
          <table:table-cell table:style-name="Tabla8.A2" office:value-type="string">
            <text:p text:style-name="P141">Conta de GitHub (gratuita)<text:tab/></text:p>
          </table:table-cell>
          <table:table-cell table:style-name="Tabla8.A2" office:value-type="string">
            <text:p text:style-name="P133">1</text:p>
          </table:table-cell>
          <table:table-cell table:style-name="Tabla8.A2" office:value-type="string">
            <text:p text:style-name="P133">0,00</text:p>
          </table:table-cell>
          <table:table-cell table:style-name="Tabla8.D2" office:value-type="string">
            <text:p text:style-name="P133">0,00</text:p>
          </table:table-cell>
        </table:table-row>
        <table:table-row>
          <table:table-cell table:style-name="Tabla8.A2" office:value-type="string">
            <text:p text:style-name="P142">Horas de traballo (262h x <text:span text:style-name="T109">2</text:span><text:span text:style-name="T110">5</text:span>€)<text:tab/></text:p>
          </table:table-cell>
          <table:table-cell table:style-name="Tabla8.A2" office:value-type="string">
            <text:p text:style-name="P133">1</text:p>
          </table:table-cell>
          <table:table-cell table:style-name="Tabla8.A2" office:value-type="string">
            <text:p text:style-name="P133">500,00</text:p>
          </table:table-cell>
          <table:table-cell table:style-name="Tabla8.D2" office:value-type="string">
            <text:p text:style-name="P133">6.550</text:p>
          </table:table-cell>
        </table:table-row>
        <table:table-row>
          <table:table-cell table:style-name="Tabla8.A2" table:number-columns-spanned="3" office:value-type="string">
            <text:p text:style-name="P143">TOTAL</text:p>
          </table:table-cell>
          <table:covered-table-cell/>
          <table:covered-table-cell/>
          <table:table-cell table:style-name="Tabla8.D8" office:value-type="float" office:value="6557.5">
            <text:p text:style-name="P144">6557,5</text:p>
          </table:table-cell>
        </table:table-row>
      </table:table>
      <text:p text:style-name="P145"/>
      <text:p text:style-name="P125"/>
      <text:p text:style-name="P125"/>
      <text:p text:style-name="P124"/>
      <text:p text:style-name="P124"/>
      <text:list text:continue-numbering="true" text:style-name="WWNum1">
        <text:list-item>
          <text:p text:style-name="P51"><text:bookmark-start text:name="__RefHeading___Toc1004_3466438741"/><text:bookmark-start text:name="_Toc65582864"/>Título<text:bookmark-end text:name="__RefHeading___Toc1004_3466438741"/><text:bookmark-end text:name="_Toc65582864"/></text:p>
        </text:list-item>
      </text:list>
      <text:p text:style-name="P146">Título do proxecto.</text:p>
      <text:p text:style-name="P147">O nome do meu proxecto vai ser <text:span text:style-name="T111">TPCSI</text:span>.</text:p>
      <text:p text:style-name="P147">Este nome ten un significado:</text:p>
      <text:p text:style-name="P147"><text:span text:style-name="T111">1) </text:span><text:span text:style-name="T6">TPCS:</text:span> É unha abreviatura de Tenda de PCS “<text:span text:style-name="T112">persoal</text:span> computer en plural” .</text:p>
      <text:p text:style-name="P147"><text:span text:style-name="T111">2) </text:span><text:span text:style-name="T6">I:</text:span> É a inicial do meu nome.</text:p>
      <text:p text:style-name="P147">O significado completo seria Tenda de PCS de Iván. </text:p>
      <text:p text:style-name="P148"/>
      <text:list text:continue-numbering="true" text:style-name="WWNum1">
        <text:list-item>
          <text:p text:style-name="P51"><text:bookmark-start text:name="__RefHeading___Toc1008_3466438741"/><text:bookmark-start text:name="_Toc65582865"/>Execución<text:bookmark-end text:name="__RefHeading___Toc1008_3466438741"/><text:bookmark-end text:name="_Toc65582865"/></text:p>
        </text:list-item>
      </text:list>
      <text:p text:style-name="P149"><text:span text:style-name="Fuente_20_de_20_párrafo_20_predeter."><text:span text:style-name="T113">Nesta sección o alumnado deberá incluír un resumo do desenrolo do proxecto. O alumnado realizará finalmente, unha demostración do funcionamento do proxecto.</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Narrow" svg:font-family="'Arial Narrow'" style:font-family-generic="swiss" style:font-pitch="variable"/>
    <style:font-face style:name="ArialMT" svg:font-family="ArialMT"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iberation Mono" svg:font-family="'Liberation Mono'" style:font-family-generic="modern" style:font-pitch="fixed"/>
    <style:font-face style:name="Lucida Sans" svg:font-family="'Lucida Sans'"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fo:background-color="transparent"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6cm" fo:margin-top="0cm" fo:margin-bottom="0.212cm" style:contextual-spacing="false" fo:orphans="2" fo:widows="2" fo:hyphenation-ladder-count="no-limit" fo:hyphenation-keep="auto" loext:hyphenation-keep-type="column" fo:text-indent="0.499cm" style:auto-text-indent="false">
        <style:tab-stops/>
      </style:paragraph-properties>
      <style:text-properties fo:color="#00000a" loext:opacity="100%" style:font-name="Verdana" fo:font-family="Verdana" style:font-family-generic="swiss" style:font-pitch="variable" fo:font-size="9pt" style:font-size-asian="9pt" style:language-asian="zh" style:country-asian="CN" style:font-name-complex="Verdana" style:font-family-complex="Verdana" style:font-family-generic-complex="swiss"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Standard" style:class="chapter">
      <style:paragraph-properties fo:margin-top="0.706cm" fo:margin-bottom="0.353cm" style:contextual-spacing="false" fo:keep-together="always" fo:hyphenation-ladder-count="no-limit" fo:hyphenation-keep="auto" loext:hyphenation-keep-type="column" fo:keep-with-next="always">
        <style:tab-stops>
          <style:tab-stop style:position="-2.54cm"/>
        </style:tab-stops>
      </style:paragraph-properties>
      <style:text-properties fo:color="#000080" loext:opacity="100%" style:font-name="Arial Narrow" fo:font-family="'Arial Narrow'" style:font-family-generic="swiss" style:font-pitch="variable" fo:font-size="26pt" fo:font-weight="bold" style:font-name-asian="Arial Narrow" style:font-family-asian="'Arial Narrow'" style:font-family-generic-asian="swiss" style:font-pitch-asian="variable" style:font-size-asian="26pt" style:font-weight-asian="bold" style:font-name-complex="Arial Narrow" style:font-family-complex="'Arial Narrow'" style:font-family-generic-complex="swiss" style:font-pitch-complex="variable" style:font-size-complex="26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Standard" style:next-style-name="Standard" style:default-outline-level="1" style:class="chapter">
      <loext:graphic-properties draw:fill="solid" draw:fill-color="#dbe5f1" draw:opacity="100%"/>
      <style:paragraph-properties fo:margin-left="1cm" fo:margin-top="0.635cm" fo:margin-bottom="0.423cm" style:contextual-spacing="false" fo:text-align="justify" style:justify-single-word="false" fo:hyphenation-ladder-count="no-limit" fo:hyphenation-keep="auto" loext:hyphenation-keep-type="column" fo:text-indent="-1cm" style:auto-text-indent="false" fo:background-color="#dbe5f1" fo:padding-left="0cm" fo:padding-right="0.141cm" fo:padding-top="0cm" fo:padding-bottom="0.035cm" fo:border-left="none" fo:border-right="0.51pt solid #365f91" fo:border-top="none" fo:border-bottom="1.5pt solid #336699" style:shadow="none" fo:keep-with-next="always">
        <style:tab-stops>
          <style:tab-stop style:position="1cm"/>
        </style:tab-stops>
      </style:paragraph-properties>
      <style:text-properties fo:color="#336699" loext:opacity="100%" fo:font-size="12pt" fo:font-weight="bold" style:font-size-asian="12pt" style:font-weight-asian="bold" style:font-name-complex="Arial" style:font-family-complex="Arial" style:font-family-generic-complex="swiss" style:font-pitch-complex="variable"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chapter">
      <style:paragraph-properties fo:margin-top="0.423cm" fo:margin-bottom="0.423cm" style:contextual-spacing="false" fo:text-align="justify" style:justify-single-word="false" fo:hyphenation-ladder-count="no-limit" fo:hyphenation-keep="auto" loext:hyphenation-keep-type="column" fo:padding-left="0cm" fo:padding-right="0cm" fo:padding-top="0cm" fo:padding-bottom="0.035cm" fo:border-left="none" fo:border-right="none" fo:border-top="none" fo:border-bottom="0.51pt solid #336699" style:shadow="none" fo:keep-with-next="always"/>
      <style:text-properties fo:color="#336699" loext:opacity="100%" fo:font-size="10pt" fo:font-weight="bold" style:font-size-asian="10pt" style:font-weight-asian="bold"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chapter">
      <style:paragraph-properties fo:margin-top="0.423cm" fo:margin-bottom="0.106cm" style:contextual-spacing="false" fo:text-align="justify" style:justify-single-word="false" fo:hyphenation-ladder-count="no-limit" fo:hyphenation-keep="auto" loext:hyphenation-keep-type="column" fo:keep-with-next="always"/>
      <style:text-properties fo:color="#336699" loext:opacity="100%" fo:font-weight="bold" style:font-weight-asian="bold" style:font-name-complex="Arial" style:font-family-complex="Arial" style:font-family-generic-complex="swiss" style:font-pitch-complex="variable" style:font-size-complex="13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chapter">
      <style:paragraph-properties fo:margin-top="0.423cm" fo:margin-bottom="0.071cm" style:contextual-spacing="false" fo:keep-together="always" fo:hyphenation-ladder-count="no-limit" fo:hyphenation-keep="auto" loext:hyphenation-keep-type="column" fo:keep-with-next="always"/>
      <style:text-properties fo:font-size="12pt" fo:font-weight="bold" style:font-size-asian="12pt" style:font-weight-asian="bold" fo:hyphenate="false" loext:hyphenation-no-caps="false" loext:hyphenation-no-last-word="false" loext:hyphenation-word-char-count="no-limit" loext:hyphenation-zone="no-limit"/>
    </style:style>
    <style:style style:name="Heading_20_5" style:display-name="Heading 5" style:family="paragraph" style:parent-style-name="Standard" style:next-style-name="Standard" style:default-outline-level="5" style:class="chapter">
      <style:paragraph-properties fo:margin-top="0.388cm" fo:margin-bottom="0.071cm" style:contextual-spacing="false" fo:keep-together="always" fo:hyphenation-ladder-count="no-limit" fo:hyphenation-keep="auto" loext:hyphenation-keep-type="column" fo:keep-with-next="always"/>
      <style:text-properties fo:font-size="11pt" fo:font-weight="bold" style:font-size-asian="11pt" style:font-weight-asian="bold" style:font-size-complex="11pt" fo:hyphenate="false" loext:hyphenation-no-caps="false" loext:hyphenation-no-last-word="false" loext:hyphenation-word-char-count="no-limit" loext:hyphenation-zone="no-limit"/>
    </style:style>
    <style:style style:name="Heading_20_6" style:display-name="Heading 6" style:family="paragraph" style:parent-style-name="Standard" style:next-style-name="Standard" style:default-outline-level="6" style:class="chapter">
      <style:paragraph-properties fo:margin-top="0.353cm" fo:margin-bottom="0.071cm" style:contextual-spacing="false" fo:keep-together="always" fo:hyphenation-ladder-count="no-limit" fo:hyphenation-keep="auto" loext:hyphenation-keep-type="column" fo:keep-with-next="always"/>
      <style:text-properties fo:font-size="10pt" fo:font-weight="bold" style:font-size-asian="10pt" style:font-weight-asian="bold" style:font-size-complex="10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cm" style:contextual-spacing="false" fo:hyphenation-ladder-count="no-limit" fo:hyphenation-keep="auto" loext:hyphenation-keep-type="column"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fo:hyphenation-keep="auto" loext:hyphenation-keep-type="column">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Pie" style:family="paragraph" style:parent-style-name="Standard">
      <style:paragraph-properties fo:margin-top="0.212cm" fo:margin-bottom="0cm" style:contextual-spacing="false" fo:hyphenation-ladder-count="no-limit" fo:hyphenation-keep="auto" loext:hyphenation-keep-type="column" text:number-lines="false" text:line-number="0"/>
      <style:text-properties fo:font-size="12pt" fo:font-style="italic" style:font-size-asian="12pt" style:font-style-asian="italic" style:font-name-complex="Arial" style:font-family-complex="Arial" style:font-family-generic-complex="swiss" style:font-pitch-complex="variable" style:font-style-complex="italic"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Standard" style:next-style-name="Standard" style:class="index">
      <style:paragraph-properties fo:margin-top="0.212cm" fo:margin-bottom="0cm" style:contextual-spacing="false" fo:hyphenation-ladder-count="no-limit" fo:hyphenation-keep="auto" loext:hyphenation-keep-type="column"/>
      <style:text-properties fo:text-transform="uppercase"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fo:hyphenate="false" loext:hyphenation-no-caps="false" loext:hyphenation-no-last-word="false" loext:hyphenation-word-char-count="no-limit" loext:hyphenation-zone="no-limit"/>
    </style:style>
    <style:style style:name="Index_20_2" style:display-name="Index 2" style:family="paragraph" style:parent-style-name="Standard" style:next-style-name="Standard" style:class="index">
      <style:paragraph-properties fo:margin-left="0.318cm" fo:margin-top="0cm" fo:margin-bottom="0cm" style:contextual-spacing="false" fo:hyphenation-ladder-count="no-limit" fo:hyphenation-keep="auto" loext:hyphenation-keep-type="column" fo:text-indent="0cm" style:auto-text-indent="false">
        <style:tab-stops/>
      </style:paragraph-properties>
      <style:text-properties fo:font-variant="small-cap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Index_20_3" style:display-name="Index 3" style:family="paragraph" style:parent-style-name="Standard" style:next-style-name="Standard" style:class="index">
      <style:paragraph-properties fo:margin-left="0.635cm" fo:margin-top="0cm" fo:margin-bottom="0cm" style:contextual-spacing="false" fo:hyphenation-ladder-count="no-limit" fo:hyphenation-keep="auto" loext:hyphenation-keep-type="column" fo:text-indent="0cm" style:auto-text-indent="false">
        <style:tab-stops>
          <style:tab-stop style:position="1.905cm"/>
          <style:tab-stop style:position="17.482cm" style:type="right" style:leader-style="dotted" style:leader-text="."/>
        </style:tab-stops>
      </style:paragraph-properties>
      <style:text-properties style:font-name="Times New Roman" fo:font-family="'Times New Roman'" style:font-family-generic="roman" style:font-pitch="variable" fo:font-size="10pt" fo:language="gl" fo:country="ES" style:font-size-asian="10pt" style:language-asian="gl" style:country-asian="ES" style:font-name-complex="Times New Roman" style:font-family-complex="'Times New Roman'" style:font-family-generic-complex="roman" style:font-pitch-complex="variable" style:font-size-complex="10pt" style:font-style-complex="italic" fo:hyphenate="false" loext:hyphenation-no-caps="false" loext:hyphenation-no-last-word="false" loext:hyphenation-word-char-count="no-limit" loext:hyphenation-zone="no-limit"/>
    </style:style>
    <style:style style:name="Índice_20_4" style:display-name="Índice 4" style:family="paragraph" style:parent-style-name="Standard" style:next-style-name="Standard">
      <style:paragraph-properties fo:margin-left="0.953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5" style:display-name="Índice 5" style:family="paragraph" style:parent-style-name="Standard" style:next-style-name="Standard">
      <style:paragraph-properties fo:margin-left="1.27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6" style:display-name="Índice 6" style:family="paragraph" style:parent-style-name="Standard" style:next-style-name="Standard">
      <style:paragraph-properties fo:margin-left="1.588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7" style:display-name="Índice 7" style:family="paragraph" style:parent-style-name="Standard" style:next-style-name="Standard">
      <style:paragraph-properties fo:margin-left="1.905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8" style:display-name="Índice 8" style:family="paragraph" style:parent-style-name="Standard" style:next-style-name="Standard">
      <style:paragraph-properties fo:margin-left="2.223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9" style:display-name="Índice 9" style:family="paragraph" style:parent-style-name="Standard" style:next-style-name="Standard">
      <style:paragraph-properties fo:margin-left="2.54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Subtitle" style:family="paragraph" style:parent-style-name="Standard" style:next-style-name="Standard" style:class="chapter">
      <style:paragraph-properties fo:margin-top="0.635cm" fo:margin-bottom="0.141cm" style:contextual-spacing="false" fo:keep-together="always" fo:hyphenation-ladder-count="no-limit" fo:hyphenation-keep="auto" loext:hyphenation-keep-type="column"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paragraph-properties fo:margin-left="1.27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left="0cm" fo:margin-top="0cm" fo:margin-bottom="0.176cm" style:contextual-spacing="false" fo:hyphenation-ladder-count="no-limit" fo:hyphenation-keep="auto" loext:hyphenation-keep-type="column">
        <style:tab-stops>
          <style:tab-stop style:position="1.552cm"/>
          <style:tab-stop style:position="15.572cm" style:type="right"/>
        </style:tab-stops>
      </style:paragraph-properties>
      <style:text-properties fo:color="#002060" loext:opacity="100%" fo:font-weight="bold" style:font-weight-asian="bold" style:font-weight-complex="bold"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1" style:list-style-name="" style:class="index">
      <style:paragraph-properties fo:margin-top="0.423cm" fo:margin-bottom="0cm" style:contextual-spacing="false" fo:line-height="106%" fo:hyphenation-ladder-count="no-limit" fo:hyphenation-keep="auto" loext:hyphenation-keep-type="column" style:punctuation-wrap="simple">
        <style:tab-stops/>
      </style:paragraph-properties>
      <style:text-properties fo:color="#365f91" loext:opacity="100%" style:font-name="Calibri" fo:font-family="Calibri" style:font-family-generic="swiss" style:font-pitch="variable" fo:font-size="16pt" fo:font-weight="normal" style:font-size-asian="16pt" style:language-asian="es" style:country-asian="ES" style:font-weight-asian="normal" style:font-name-complex="Times New Roman" style:font-family-complex="'Times New Roman'" style:font-family-generic-complex="roman" style:font-pitch-complex="variable" style:font-size-complex="16pt" fo:hyphenate="true"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fo:line-height="106%" fo:hyphenation-ladder-count="no-limit" fo:hyphenation-keep="auto" loext:hyphenation-keep-type="column" fo:text-indent="0cm" style:auto-text-indent="false" style:punctuation-wrap="simple">
        <style:tab-stops/>
      </style:paragraph-properties>
      <style:text-properties style:use-window-font-color="true" loext:opacity="0%" style:font-name="Cambria" fo:font-family="Cambria" style:font-family-generic="roman" style:font-pitch="variable" fo:font-size="11pt" style:font-size-asian="11pt" style:language-asian="es" style:country-asian="ES" style:font-name-complex="Times New Roman" style:font-family-complex="'Times New Roman'" style:font-family-generic-complex="roman" style:font-pitch-complex="variable" style:font-size-complex="11pt" fo:hyphenate="true" loext:hyphenation-no-caps="false" loext:hyphenation-no-last-word="false" loext:hyphenation-word-char-count="no-limit" loext:hyphenation-zone="no-limit"/>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fo:line-height="106%" fo:hyphenation-ladder-count="no-limit" fo:hyphenation-keep="auto" loext:hyphenation-keep-type="column" fo:text-indent="0cm" style:auto-text-indent="false" style:punctuation-wrap="simple">
        <style:tab-stops/>
      </style:paragraph-properties>
      <style:text-properties style:use-window-font-color="true" loext:opacity="0%" style:font-name="Cambria" fo:font-family="Cambria" style:font-family-generic="roman" style:font-pitch="variable" fo:font-size="11pt" style:font-size-asian="11pt" style:language-asian="es" style:country-asian="ES" style:font-name-complex="Times New Roman" style:font-family-complex="'Times New Roman'" style:font-family-generic-complex="roman" style:font-pitch-complex="variable" style:font-size-complex="11pt" fo:hyphenate="true" loext:hyphenation-no-caps="false" loext:hyphenation-no-last-word="false" loext:hyphenation-word-char-count="no-limit" loext:hyphenation-zone="no-limit"/>
    </style:style>
    <style:style style:name="Texto_20_de_20_globo" style:display-name="Texto de globo" style:family="paragraph" style:parent-style-name="Standard">
      <style:paragraph-properties fo:margin-top="0cm" fo:margin-bottom="0cm" style:contextual-spacing="false" fo:hyphenation-ladder-count="no-limit" fo:hyphenation-keep="auto" loext:hyphenation-keep-type="column"/>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ntstyle01" style:family="text" style:parent-style-name="Fuente_20_de_20_párrafo_20_predeter.">
      <style:text-properties fo:color="#00000a" loext:opacity="100%" style:font-name="ArialMT" fo:font-family="ArialMT" style:font-family-generic="roman" style:font-pitch="variable" fo:font-size="8pt" fo:font-style="normal" fo:font-weight="normal" style:font-name-asian="ArialMT" style:font-family-asian="ArialMT" style:font-family-generic-asian="roman" style:font-pitch-asian="variable" style:font-size-asian="8pt" style:font-style-asian="normal" style:font-weight-asian="normal" style:font-name-complex="ArialMT" style:font-family-complex="ArialMT" style:font-family-generic-complex="roman" style:font-pitch-complex="variable" style:font-size-complex="8pt" style:font-style-complex="normal" style:font-weight-complex="normal"/>
    </style:style>
    <style:style style:name="Mención_20_sin_20_resolver1" style:display-name="Mención sin resolver1" style:family="text" style:parent-style-name="Fuente_20_de_20_párrafo_20_predeter.">
      <style:text-properties fo:color="#605e5c" loext:opacity="100%" fo:background-color="#e1dfdd"/>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text-properties fo:color="#00000a" loext:opacity="100%" style:font-name="Verdana" fo:font-family="Verdana" style:font-family-generic="swiss" style:font-pitch="variable" fo:font-size="9pt" style:font-name-asian="Verdana" style:font-family-asian="Verdana" style:font-family-generic-asian="swiss" style:font-pitch-asian="variable" style:font-size-asian="9pt" style:language-asian="zh" style:country-asian="CN" style:font-name-complex="Verdana" style:font-family-complex="Verdana" style:font-family-generic-complex="swiss" style:font-pitch-complex="variable"/>
    </style:style>
    <style:style style:name="Título_20_1_20_Car" style:display-name="Título 1 Car" style:family="text" style:parent-style-name="Fuente_20_de_20_párrafo_20_predeter.">
      <style:text-properties fo:color="#000080" loext:opacity="100%" style:font-name="Arial" fo:font-family="Arial" style:font-family-generic="swiss" style:font-pitch="variable" fo:font-size="24pt" fo:font-weight="bold" style:font-name-asian="Arial" style:font-family-asian="Arial" style:font-family-generic-asian="swiss" style:font-pitch-asian="variable" style:font-size-asian="24pt" style:language-asian="zh" style:country-asian="CN" style:font-weight-asian="bold" style:font-name-complex="Arial" style:font-family-complex="Arial" style:font-family-generic-complex="swiss" style:font-pitch-complex="variable" style:font-size-complex="24pt"/>
    </style:style>
    <style:style style:name="Texto_20_de_20_globo_20_Car" style:display-name="Texto de globo Car" style:family="text" style:parent-style-name="Fuente_20_de_20_párrafo_20_predeter.">
      <style:text-properties fo:color="#00000a" loext:opacity="100%" style:font-name="Tahoma" fo:font-family="Tahoma" style:font-family-generic="swiss" style:font-pitch="variable" fo:font-size="8pt" style:font-name-asian="Tahoma" style:font-family-asian="Tahoma" style:font-family-generic-asian="swiss" style:font-pitch-asian="variable" style:font-size-asian="8pt" style:language-asian="zh" style:country-asian="CN" style:font-name-complex="Tahoma" style:font-family-complex="Tahoma" style:font-family-generic-complex="swiss"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3cm" fo:margin-left="1.136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asian="Arial Narrow"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51cm" fo:margin-left="2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5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2.2$Windows_X86_64 LibreOffice_project/7370d4be9e3cf6031a51beef54ff3bda878e3fac</meta:generator>
    <meta:initial-creator>Lord</meta:initial-creator>
    <meta:creation-date>2022-10-14T11:07:00Z</meta:creation-date>
    <dc:date>2025-05-14T17:23:30.140641300</dc:date>
    <meta:print-date>2021-10-19T20:49:00Z</meta:print-date>
    <meta:editing-cycles>154</meta:editing-cycles>
    <meta:editing-duration>PT22H30M3S</meta:editing-duration>
    <meta:document-statistic meta:table-count="8" meta:image-count="0" meta:object-count="0" meta:page-count="17" meta:paragraph-count="244" meta:word-count="3461" meta:character-count="21153" meta:non-whitespace-character-count="17830"/>
    <meta:user-defined meta:name="AppVersion">15.0000</meta:user-defined>
    <meta:user-defined meta:name="Company">www.intercambiosvirtuales.org</meta:user-defined>
    <meta:template xlink:type="simple" xlink:actuate="onRequest" xlink:title="" xlink:href="Normal.dotm"/>
  </office:meta>
</office:document-meta>
</file>